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3212*"/>
    </style:style>
    <style:style style:name="Table2.B" style:family="table-column">
      <style:table-column-properties style:column-width="5.667cm" style:rel-column-width="321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498cm" style:rel-column-width="4818*"/>
    </style:style>
    <style:style style:name="Table4.B" style:family="table-column">
      <style:table-column-properties style:column-width="8.502cm" style:rel-column-width="4820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6cm" style:rel-column-width="3212*"/>
    </style:style>
    <style:style style:name="Table6.B" style:family="table-column">
      <style:table-column-properties style:column-width="5.667cm" style:rel-column-width="3213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entury Schoolbook L"/>
    </style:style>
    <style:style style:name="P2" style:family="paragraph" style:parent-style-name="Standard">
      <style:text-properties style:font-name="Century Schoolbook L" style:text-underline-style="solid" style:text-underline-width="auto" style:text-underline-color="font-color"/>
    </style:style>
    <style:style style:name="P3" style:family="paragraph" style:parent-style-name="Standard">
      <style:paragraph-properties fo:text-align="start" style:justify-single-word="false"/>
      <style:text-properties style:font-name="Century Schoolbook L" style:text-underline-style="solid" style:text-underline-width="auto" style:text-underline-color="font-color" officeooo:rsid="001803c4" officeooo:paragraph-rsid="001803c4"/>
    </style:style>
    <style:style style:name="P4" style:family="paragraph" style:parent-style-name="Standard">
      <style:paragraph-properties fo:text-align="start" style:justify-single-word="false"/>
      <style:text-properties style:font-name="Century Schoolbook L" officeooo:rsid="00169040" officeooo:paragraph-rsid="00169040"/>
    </style:style>
    <style:style style:name="P5" style:family="paragraph" style:parent-style-name="Table_20_Contents">
      <style:paragraph-properties fo:text-align="start" style:justify-single-word="false"/>
      <style:text-properties style:font-name="Century Schoolbook L" officeooo:rsid="001a076c" officeooo:paragraph-rsid="001a076c"/>
    </style:style>
    <style:style style:name="P6" style:family="paragraph" style:parent-style-name="Table_20_Contents">
      <style:paragraph-properties fo:text-align="start" style:justify-single-word="false"/>
      <style:text-properties style:font-name="Century Schoolbook L" officeooo:rsid="001a076c" officeooo:paragraph-rsid="001aad52"/>
    </style:style>
    <style:style style:name="P7" style:family="paragraph" style:parent-style-name="Table_20_Contents">
      <style:paragraph-properties fo:text-align="start" style:justify-single-word="false"/>
      <style:text-properties style:font-name="Century Schoolbook L" officeooo:rsid="001a076c" officeooo:paragraph-rsid="001d448c"/>
    </style:style>
    <style:style style:name="P8" style:family="paragraph" style:parent-style-name="Table_20_Contents">
      <style:paragraph-properties fo:text-align="start" style:justify-single-word="false"/>
      <style:text-properties style:font-name="Century Schoolbook L" fo:font-weight="bold" officeooo:rsid="001a076c" officeooo:paragraph-rsid="001a076c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Century Schoolbook L" fo:font-weight="bold" officeooo:rsid="001a076c" officeooo:paragraph-rsid="001aad52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Century Schoolbook L" fo:font-weight="bold" officeooo:rsid="001a076c" officeooo:paragraph-rsid="001d448c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Century Schoolbook L" fo:font-weight="bold" officeooo:rsid="001d448c" officeooo:paragraph-rsid="001d448c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Century Schoolbook L" officeooo:rsid="001aad52" officeooo:paragraph-rsid="001aad52"/>
    </style:style>
    <style:style style:name="P13" style:family="paragraph" style:parent-style-name="Table_20_Contents">
      <style:paragraph-properties fo:text-align="start" style:justify-single-word="false"/>
      <style:text-properties style:font-name="Century Schoolbook L" officeooo:rsid="001b9b12" officeooo:paragraph-rsid="001b9b12"/>
    </style:style>
    <style:style style:name="P14" style:family="paragraph" style:parent-style-name="Table_20_Contents">
      <style:paragraph-properties fo:text-align="start" style:justify-single-word="false"/>
      <style:text-properties style:font-name="Century Schoolbook L" officeooo:rsid="001d448c" officeooo:paragraph-rsid="001d448c"/>
    </style:style>
    <style:style style:name="P15" style:family="paragraph" style:parent-style-name="Table_20_Contents">
      <style:paragraph-properties fo:text-align="start" style:justify-single-word="false"/>
      <style:text-properties style:font-name="Century Schoolbook L" officeooo:rsid="001e38a8" officeooo:paragraph-rsid="001e38a8"/>
    </style:style>
    <style:style style:name="P16" style:family="paragraph" style:parent-style-name="Standard" style:list-style-name="L1">
      <style:text-properties style:font-name="Century Schoolbook L"/>
    </style:style>
    <style:style style:name="P17" style:family="paragraph" style:parent-style-name="Standard" style:list-style-name="L1">
      <style:text-properties style:font-name="Century Schoolbook L" officeooo:rsid="000e6bc0" officeooo:paragraph-rsid="000e6bc0"/>
    </style:style>
    <style:style style:name="P18" style:family="paragraph" style:parent-style-name="Standard">
      <style:text-properties style:font-name="Century Schoolbook L" officeooo:rsid="000e6bc0" officeooo:paragraph-rsid="000e6bc0"/>
    </style:style>
    <style:style style:name="P19" style:family="paragraph" style:parent-style-name="Standard">
      <style:text-properties style:font-name="Century Schoolbook L" officeooo:rsid="000e6bc0" officeooo:paragraph-rsid="001d448c"/>
    </style:style>
    <style:style style:name="P20" style:family="paragraph" style:parent-style-name="Standard" style:list-style-name="L1">
      <style:paragraph-properties fo:text-align="center" style:justify-single-word="false"/>
      <style:text-properties style:font-name="Century Schoolbook L" officeooo:rsid="000fb7b1" officeooo:paragraph-rsid="000fb7b1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Century Schoolbook L" officeooo:rsid="00119b51" officeooo:paragraph-rsid="00150097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Century Schoolbook L" officeooo:rsid="00169040" officeooo:paragraph-rsid="00169040"/>
    </style:style>
    <style:style style:name="P23" style:family="paragraph" style:parent-style-name="Standard">
      <style:paragraph-properties fo:text-align="start" style:justify-single-word="false"/>
      <style:text-properties style:font-name="Century Schoolbook L" style:text-underline-style="solid" style:text-underline-width="auto" style:text-underline-color="font-color" officeooo:rsid="001803c4" officeooo:paragraph-rsid="001803c4"/>
    </style:style>
    <style:style style:name="P24" style:family="paragraph" style:parent-style-name="Standard">
      <style:paragraph-properties fo:text-align="start" style:justify-single-word="false"/>
      <style:text-properties style:font-name="Century Schoolbook L" style:text-underline-style="solid" style:text-underline-width="auto" style:text-underline-color="font-color" officeooo:rsid="001803c4" officeooo:paragraph-rsid="001aad52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0150097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169040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169040" officeooo:paragraph-rsid="00169040"/>
    </style:style>
    <style:style style:name="P28" style:family="paragraph" style:parent-style-name="Standard">
      <style:text-properties officeooo:paragraph-rsid="001d448c"/>
    </style:style>
    <style:style style:name="P29" style:family="paragraph" style:parent-style-name="Preformatted_20_Text">
      <style:text-properties fo:font-variant="normal" fo:text-transform="none" fo:color="#333333" style:font-name="monospace" fo:font-size="10.5pt" fo:letter-spacing="normal" fo:font-style="normal" fo:font-weight="normal"/>
    </style:style>
    <style:style style:name="P30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monospace" fo:font-size="10.5pt" fo:letter-spacing="normal" fo:font-style="normal" fo:font-weight="normal"/>
    </style:style>
    <style:style style:name="P31" style:family="paragraph" style:parent-style-name="Preformatted_20_Text">
      <style:text-properties fo:font-variant="normal" fo:text-transform="none" fo:color="#408080" style:font-name="monospace" fo:font-size="10.5pt" fo:letter-spacing="normal" fo:font-style="italic" fo:font-weight="normal"/>
    </style:style>
    <style:style style:name="P32" style:family="paragraph" style:parent-style-name="Preformatted_20_Text">
      <style:paragraph-properties fo:text-align="start" style:justify-single-word="false"/>
      <style:text-properties fo:font-variant="normal" fo:text-transform="none" fo:color="#408080" style:font-name="monospace" fo:font-size="10.5pt" fo:letter-spacing="normal" fo:font-style="italic" fo:font-weight="normal"/>
    </style:style>
    <style:style style:name="P33" style:family="paragraph" style:parent-style-name="Preformatted_20_Text">
      <style:paragraph-properties fo:margin-top="0cm" fo:margin-bottom="0cm" loext:contextual-spacing="false" style:line-height-at-least="0.45cm" fo:orphans="2" fo:widows="2" fo:padding="0cm" fo:border="none"/>
      <style:text-properties fo:font-variant="normal" fo:text-transform="none" fo:color="#333333" style:font-name="monospace" fo:font-size="10.5pt" fo:letter-spacing="normal" fo:font-style="normal" fo:font-weight="normal"/>
    </style:style>
    <style:style style:name="P34" style:family="paragraph" style:parent-style-name="Preformatted_20_Text">
      <style:paragraph-properties fo:margin-top="0cm" fo:margin-bottom="0cm" loext:contextual-spacing="false" style:line-height-at-least="0.45cm" fo:orphans="2" fo:widows="2" fo:padding="0cm" fo:border="none"/>
      <style:text-properties fo:font-variant="normal" fo:text-transform="none" fo:color="#333333" fo:letter-spacing="normal"/>
    </style:style>
    <style:style style:name="P35" style:family="paragraph" style:parent-style-name="Preformatted_20_Text">
      <style:paragraph-properties fo:margin-top="0cm" fo:margin-bottom="0cm" loext:contextual-spacing="false" style:line-height-at-least="0.45cm" fo:orphans="2" fo:widows="2" fo:padding="0cm" fo:border="none"/>
      <style:text-properties fo:font-variant="normal" fo:text-transform="none" fo:color="#408080" style:font-name="monospace" fo:font-size="10.5pt" fo:letter-spacing="normal" fo:font-style="italic" fo:font-weight="normal"/>
    </style:style>
    <style:style style:name="P36" style:family="paragraph" style:parent-style-name="Preformatted_20_Text">
      <style:paragraph-properties fo:margin-top="0cm" fo:margin-bottom="0cm" loext:contextual-spacing="false" style:line-height-at-least="0.45cm" fo:orphans="2" fo:widows="2" fo:padding="0cm" fo:border="none"/>
    </style:style>
    <style:style style:name="P37" style:family="paragraph" style:parent-style-name="Preformatted_20_Text">
      <style:paragraph-properties fo:margin-top="0cm" fo:margin-bottom="0cm" loext:contextual-spacing="false" style:line-height-at-least="0.45cm" fo:orphans="2" fo:widows="2" fo:padding="0cm" fo:border="none"/>
      <style:text-properties style:font-name="monospace"/>
    </style:style>
    <style:style style:name="T1" style:family="text">
      <style:text-properties officeooo:rsid="000e6bc0"/>
    </style:style>
    <style:style style:name="T2" style:family="text">
      <style:text-properties style:font-name="Century Schoolbook L" officeooo:rsid="00119b51"/>
    </style:style>
    <style:style style:name="T3" style:family="text">
      <style:text-properties style:font-name="Century Schoolbook L" officeooo:rsid="001343f1"/>
    </style:style>
    <style:style style:name="T4" style:family="text">
      <style:text-properties style:font-name="Century Schoolbook L" officeooo:rsid="00169040"/>
    </style:style>
    <style:style style:name="T5" style:family="text">
      <style:text-properties style:font-name="Century Schoolbook L" fo:font-size="11pt" fo:font-style="normal" fo:font-weight="normal" style:font-size-asian="11pt" style:font-style-asian="normal" style:font-weight-asian="normal"/>
    </style:style>
    <style:style style:name="T6" style:family="text">
      <style:text-properties style:font-name="Century Schoolbook L" fo:font-size="11pt" fo:font-style="normal" fo:font-weight="normal" officeooo:rsid="001343f1" style:font-size-asian="11pt" style:font-style-asian="normal" style:font-weight-asian="normal"/>
    </style:style>
    <style:style style:name="T7" style:family="text">
      <style:text-properties style:font-name="Century Schoolbook L" fo:font-size="11pt" fo:font-style="normal" fo:font-weight="normal" officeooo:rsid="00169040" style:font-size-asian="11pt" style:font-style-asian="normal" style:font-weight-asian="normal"/>
    </style:style>
    <style:style style:name="T8" style:family="text">
      <style:text-properties style:font-name="Century Schoolbook L" fo:font-size="11pt" fo:font-style="normal" fo:font-weight="normal" officeooo:rsid="001803c4" style:font-size-asian="11pt" style:font-style-asian="normal" style:font-weight-asian="normal"/>
    </style:style>
    <style:style style:name="T9" style:family="text">
      <style:text-properties officeooo:rsid="00119b51"/>
    </style:style>
    <style:style style:name="T10" style:family="text">
      <style:text-properties officeooo:rsid="001803c4"/>
    </style:style>
    <style:style style:name="T11" style:family="text">
      <style:text-properties fo:color="#008000"/>
    </style:style>
    <style:style style:name="T12" style:family="text">
      <style:text-properties fo:color="#008000" fo:font-weight="bold"/>
    </style:style>
    <style:style style:name="T13" style:family="text">
      <style:text-properties fo:color="#008000" style:font-name="monospace" fo:font-size="10.5pt" fo:font-style="normal" fo:font-weight="bold"/>
    </style:style>
    <style:style style:name="T14" style:family="text">
      <style:text-properties fo:color="#008000" style:font-name="monospace" fo:font-size="10.5pt" fo:font-style="normal" fo:font-weight="normal"/>
    </style:style>
    <style:style style:name="T15" style:family="text">
      <style:text-properties fo:color="#0000ff" fo:font-weight="bold"/>
    </style:style>
    <style:style style:name="T16" style:family="text">
      <style:text-properties fo:color="#ba2121"/>
    </style:style>
    <style:style style:name="T17" style:family="text">
      <style:text-properties fo:font-variant="normal" fo:text-transform="none" fo:color="#008000" fo:font-size="10.5pt" fo:letter-spacing="normal" fo:font-style="normal" fo:font-weight="bold"/>
    </style:style>
    <style:style style:name="T18" style:family="text">
      <style:text-properties fo:font-variant="normal" fo:text-transform="none" fo:color="#008000" fo:font-size="10.5pt" fo:letter-spacing="normal" fo:font-style="normal" fo:font-weight="normal"/>
    </style:style>
    <style:style style:name="T19" style:family="text">
      <style:text-properties fo:font-variant="normal" fo:text-transform="none" fo:color="#333333" fo:font-size="10.5pt" fo:letter-spacing="normal" fo:font-style="normal" fo:font-weight="normal"/>
    </style:style>
    <style:style style:name="T20" style:family="text">
      <style:text-properties fo:font-variant="normal" fo:text-transform="none" fo:color="#333333" fo:letter-spacing="normal"/>
    </style:style>
    <style:style style:name="T21" style:family="text">
      <style:text-properties fo:font-variant="normal" fo:text-transform="none" fo:color="#333333" style:font-name="monospace" fo:font-size="10.5pt" fo:letter-spacing="normal" fo:font-style="normal" fo:font-weight="normal"/>
    </style:style>
    <style:style style:name="T22" style:family="text">
      <style:text-properties fo:font-variant="normal" fo:text-transform="none" fo:color="#0000ff" fo:font-size="10.5pt" fo:letter-spacing="normal" fo:font-style="normal" fo:font-weight="bold"/>
    </style:style>
    <style:style style:name="T23" style:family="text">
      <style:text-properties fo:font-variant="normal" fo:text-transform="none" fo:color="#666666" style:font-name="monospace" fo:font-size="10.5pt" fo:letter-spacing="normal" fo:font-style="normal" fo:font-weight="normal"/>
    </style:style>
    <style:style style:name="T24" style:family="text">
      <style:text-properties fo:font-variant="normal" fo:text-transform="none" fo:color="#666666" fo:font-size="10.5pt" fo:letter-spacing="normal" fo:font-style="normal" fo:font-weight="normal"/>
    </style:style>
    <style:style style:name="T25" style:family="text">
      <style:text-properties fo:font-variant="normal" fo:text-transform="none" fo:color="#ba2121" fo:font-size="10.5pt" fo:letter-spacing="normal" fo:font-style="normal" fo:font-weight="normal"/>
    </style:style>
    <style:style style:name="T26" style:family="text">
      <style:text-properties fo:font-variant="normal" fo:text-transform="none" fo:color="#aa22ff" fo:font-size="10.5pt" fo:letter-spacing="normal" fo:font-style="normal" fo:font-weight="bold"/>
    </style:style>
    <style:style style:name="T27" style:family="text">
      <style:text-properties fo:color="#666666"/>
    </style:style>
    <style:style style:name="T28" style:family="text">
      <style:text-properties fo:color="#666666" style:font-name="monospace" fo:font-size="10.5pt" fo:font-style="normal" fo:font-weight="normal"/>
    </style:style>
    <style:style style:name="T29" style:family="text">
      <style:text-properties fo:color="#aa22ff" fo:font-weight="bold"/>
    </style:style>
    <style:style style:name="T30" style:family="text">
      <style:text-properties fo:color="#aa22ff" style:font-name="monospace" fo:font-size="10.5pt" fo:font-style="normal" fo:font-weight="bold"/>
    </style:style>
    <style:style style:name="T31" style:family="text">
      <style:text-properties style:font-name="monospace" fo:font-size="10.5pt" fo:font-style="normal" fo:font-weight="normal"/>
    </style:style>
    <style:style style:name="T32" style:family="text">
      <style:text-properties style:font-name="monospace" fo:font-size="10.5pt" fo:font-style="normal" fo:font-weight="normal" officeooo:rsid="001d448c"/>
    </style:style>
    <style:style style:name="T33" style:family="text">
      <style:text-properties fo:color="#408080" style:font-name="monospace" fo:font-size="10.5pt" fo:font-style="italic" fo:font-weight="normal"/>
    </style:style>
    <style:style style:name="T34" style:family="text">
      <style:text-properties officeooo:rsid="001b9b12"/>
    </style:style>
    <style:style style:name="T35" style:family="text">
      <style:text-properties officeooo:rsid="001d448c"/>
    </style:style>
    <style:style style:name="fr1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draw:fill-image-width="0cm" draw:fill-image-height="0cm" style:shadow="none" draw:shadow-opacity="100%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MAI Assignment 4</text:p>
      <text:p text:style-name="P2">Rehas Mehar Kaur Sachdeva</text:p>
      <text:p text:style-name="P2">201401102</text:p>
      <text:p text:style-name="P2"/>
      <text:p text:style-name="P2">Kernel K-Means Clustering <text:span text:style-name="T10">Formulation</text:span>:</text:p>
      <text:p text:style-name="P1"/>
      <text:p text:style-name="P1">Let<draw:frame draw:style-name="fr1" draw:name="Object1" text:anchor-type="as-char" svg:y="-0.439cm" svg:width="3.993cm" svg:height="0.619cm" draw:z-index="0"><draw:object xlink:href="./Object 1" xlink:type="simple" xlink:show="embed" xlink:actuate="onLoad"/><draw:image xlink:href="./ObjectReplacements/Object 1" xlink:type="simple" xlink:show="embed" xlink:actuate="onLoad"/></draw:frame>be the set of data points and<draw:frame draw:style-name="fr2" draw:name="Object2" text:anchor-type="as-char" svg:y="-0.439cm" svg:width="0.46cm" svg:height="0.547cm" draw:z-index="1"><draw:object xlink:href="./Object 2" xlink:type="simple" xlink:show="embed" xlink:actuate="onLoad"/><draw:image xlink:href="./ObjectReplacements/Object 2" xlink:type="simple" xlink:show="embed" xlink:actuate="onLoad"/></draw:frame>be the number of clusters.</text:p>
      <text:list xml:id="list4729282932055769819" text:style-name="L1">
        <text:list-item>
          <text:p text:style-name="P16">Randomly initialize<draw:frame draw:style-name="fr2" draw:name="Object3" text:anchor-type="as-char" svg:y="-0.439cm" svg:width="0.46cm" svg:height="0.547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9">c</text:span>luster center<text:span text:style-name="T1">s</text:span>.</text:p>
        </text:list-item>
        <text:list-item>
          <text:p text:style-name="P17">Compute the distance of each data point from each cluster center in the transformed space using:</text:p>
          <text:p text:style-name="P20"><draw:frame draw:style-name="fr2" draw:name="Object4" text:anchor-type="as-char" svg:y="-1.222cm" svg:width="8.169cm" svg:height="1.713cm" draw:z-index="2"><draw:object xlink:href="./Object 4" xlink:type="simple" xlink:show="embed" xlink:actuate="onLoad"/><draw:image xlink:href="./ObjectReplacements/Object 4" xlink:type="simple" xlink:show="embed" xlink:actuate="onLoad"/></draw:frame></text:p>
          <text:p text:style-name="P20"><draw:frame draw:style-name="fr2" draw:name="Object10" text:anchor-type="as-char" svg:y="-1.228cm" svg:width="11.659cm" svg:height="1.813cm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text:p text:style-name="P21">where</text:p>
          <text:p text:style-name="P25"><text:span text:style-name="T2"><draw:frame draw:style-name="fr2" draw:name="Object6" text:anchor-type="as-char" svg:y="-0.441cm" svg:width="0.347cm" svg:height="0.549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">denotes the</text:span><text:span text:style-name="T2"><draw:frame draw:style-name="fr2" draw:name="Object7" text:anchor-type="as-char" svg:y="-0.512cm" svg:width="0.58cm" svg:height="0.617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">data point,</text:span></text:p>
          <text:p text:style-name="P25"><text:span text:style-name="T3"><draw:frame draw:style-name="fr2" draw:name="Object8" text:anchor-type="as-char" svg:y="-0.441cm" svg:width="0.448cm" svg:height="0.549cm" draw:z-index="4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">is the index of the</text:span><text:span text:style-name="T3"><draw:frame draw:style-name="fr2" draw:name="Object9" text:anchor-type="as-char" svg:y="-0.512cm" svg:width="0.683cm" svg:height="0.617cm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">cluster,</text:span></text:p>
          <text:p text:style-name="P26"><text:span text:style-name="T2"><draw:frame draw:style-name="fr2" draw:name="Object11" text:anchor-type="as-char" svg:y="-0.441cm" svg:width="0.831cm" svg:height="0.621cm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denotes the </text:span><text:span text:style-name="T4">distance between</text:span><text:span text:style-name="T2"><draw:frame draw:style-name="fr2" draw:name="Object5" text:anchor-type="as-char" svg:y="-0.512cm" svg:width="0.58cm" svg:height="0.61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">data point </text:span><text:span text:style-name="T4">and</text:span><text:span text:style-name="T3"><draw:frame draw:style-name="fr2" draw:name="Object12" text:anchor-type="as-char" svg:y="-0.512cm" svg:width="0.683cm" svg:height="0.617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">cluster,</text:span></text:p>
          <text:p text:style-name="P26"><text:span text:style-name="T3"><draw:frame draw:style-name="fr2" draw:name="Object13" text:anchor-type="as-char" svg:y="-0.452cm" svg:width="1.346cm" svg:height="0.631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7">denotes the projection of</text:span><text:span text:style-name="T7"><draw:frame draw:style-name="fr2" draw:name="Object14" text:anchor-type="as-char" svg:y="-0.512cm" svg:width="0.58cm" svg:height="0.617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7">data point in transformed space,</text:span></text:p>
          <text:p text:style-name="P26"><text:span text:style-name="T7"><draw:frame draw:style-name="fr2" draw:name="Object15" text:anchor-type="as-char" svg:y="-0.349cm" svg:width="0.753cm" svg:height="0.529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7">denotes the set of</text:span><text:span text:style-name="T6"><draw:frame draw:style-name="fr2" draw:name="Object16" text:anchor-type="as-char" svg:y="-0.512cm" svg:width="0.683cm" svg:height="0.617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6">cluster,</text:span></text:p>
          <text:p text:style-name="P27"><text:span text:style-name="T5"><draw:frame draw:style-name="fr2" draw:name="Object17" text:anchor-type="as-char" svg:y="-0.441cm" svg:width="0.714cm" svg:height="0.621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5">denotes the mean of </text:span><text:span text:style-name="T6">the</text:span><text:span text:style-name="T6"><draw:frame draw:style-name="fr2" draw:name="Object18" text:anchor-type="as-char" svg:y="-0.512cm" svg:width="0.683cm" svg:height="0.617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6">cluster.</text:span></text:p>
          <text:p text:style-name="P27"><text:span text:style-name="T6"><draw:frame draw:style-name="fr2" draw:name="Object19" text:anchor-type="as-char" svg:y="-0.452cm" svg:width="2.572cm" svg:height="0.631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8">Is nothing but the</text:span><text:span text:style-name="T8"><draw:frame draw:style-name="fr2" draw:name="Object20" text:anchor-type="as-char" svg:y="-0.512cm" svg:width="0.721cm" svg:height="0.617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8">entry of the Kernel matrix.</text:span></text:p>
        </text:list-item>
        <text:list-item>
          <text:p text:style-name="P22">Assign data point to that cluster center whose distance is minimum.</text:p>
        </text:list-item>
        <text:list-item>
          <text:p text:style-name="P22">Until data points are re-assigned repeat from step 2.</text:p>
        </text:list-item>
      </text:list>
      <text:p text:style-name="P4"/>
      <text:p text:style-name="P3">Agglomerative Clustering: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30"><text:span text:style-name="T12">import</text:span> <text:span text:style-name="T15">pandas</text:span> <text:span text:style-name="T12">as</text:span> <text:span text:style-name="T15">pd</text:span></text:p>
            <text:p text:style-name="P33"><text:span text:style-name="T12">import</text:span> <text:span text:style-name="T15">numpy</text:span> <text:span text:style-name="T12">as</text:span> <text:span text:style-name="T15">np</text:span></text:p>
            <text:p text:style-name="P36"/>
            <text:p text:style-name="P35"># Disable warnings from being printed</text:p>
            <text:p text:style-name="P33"><text:span text:style-name="T12">from</text:span> <text:span text:style-name="T15">warnings</text:span> <text:span text:style-name="T12">import</text:span> filterwarnings</text:p>
            <text:p text:style-name="P33">filterwarnings(<text:span text:style-name="T16">'ignore'</text:span>)</text:p>
            <text:p text:style-name="P36"/>
            <text:p text:style-name="P33"><text:span text:style-name="T12">from</text:span> <text:span text:style-name="T15">sys</text:span> <text:span text:style-name="T12">import</text:span> maxsize</text:p>
            <text:p text:style-name="P36"/>
            <text:p text:style-name="P37"><text:span text:style-name="T17">from</text:span><text:span text:style-name="T19"> </text:span><text:span text:style-name="T22">scipy.spatial.distance</text:span><text:span text:style-name="T19"> </text:span><text:span text:style-name="T17">import</text:span><text:span text:style-name="T19"> pdist, squareform, euclidean</text:span></text:p>
          </table:table-cell>
        </table:table-row>
        <table:table-row>
          <table:table-cell table:style-name="Table1.A2" office:value-type="string">
            <text:p text:style-name="P32"># For seeds dataset</text:p>
            <text:p text:style-name="P35"># Read the data</text:p>
            <text:p text:style-name="P33">data <text:span text:style-name="T27">=</text:span> pd<text:span text:style-name="T27">.</text:span>read_csv(<text:span text:style-name="T16">"seeds_dataset.txt"</text:span>, sep<text:span text:style-name="T27">=</text:span><text:span text:style-name="T16">r"\s*"</text:span>, header<text:span text:style-name="T27">=</text:span><text:span text:style-name="T12">None</text:span>)</text:p>
            <text:p text:style-name="P36"/>
            <text:p text:style-name="P35"># Given labels (natural clusters in data)</text:p>
            <text:p text:style-name="P33">cluster_numbers <text:span text:style-name="T27">=</text:span> data<text:span text:style-name="T27">.</text:span>loc[:, <text:span text:style-name="T27">7</text:span>]<text:span text:style-name="T27">.</text:span>copy()</text:p>
            <text:p text:style-name="P33">cluster_numbers_predicted <text:span text:style-name="T27">=</text:span> data<text:span text:style-name="T27">.</text:span>loc[:, <text:span text:style-name="T27">7</text:span>]<text:span text:style-name="T27">.</text:span>copy()</text:p>
            <text:p text:style-name="P33"><text:soft-page-break/>cluster_numbers_predicted<text:span text:style-name="T27">.</text:span>iloc[:] <text:span text:style-name="T27">=</text:span> <text:span text:style-name="T27">0</text:span></text:p>
            <text:p text:style-name="P33">natural_clusters <text:span text:style-name="T27">=</text:span> cluster_numbers<text:span text:style-name="T27">.</text:span>unique()<text:span text:style-name="T27">.</text:span>shape[<text:span text:style-name="T27">0</text:span>]</text:p>
            <text:p text:style-name="P36"/>
            <text:p text:style-name="P35"># Get attributes</text:p>
            <text:p text:style-name="P33">data <text:span text:style-name="T27">=</text:span> data<text:span text:style-name="T27">.</text:span>loc[:, <text:span text:style-name="T27">0</text:span>:<text:span text:style-name="T27">6</text:span>]</text:p>
            <text:p text:style-name="P36"/>
            <text:p text:style-name="P35"># Total number of points</text:p>
            <text:p text:style-name="P33">n <text:span text:style-name="T27">=</text:span> data<text:span text:style-name="T27">.</text:span>shape[<text:span text:style-name="T27">0</text:span>]</text:p>
            <text:p text:style-name="P36"/>
            <text:p text:style-name="P35"># Total clusters formed in the end</text:p>
            <text:p text:style-name="P33">total_clusters <text:span text:style-name="T27">=</text:span> <text:span text:style-name="T27">2*</text:span>n <text:span text:style-name="T27">-</text:span> <text:span text:style-name="T27">1</text:span></text:p>
            <text:p text:style-name="P36"/>
            <text:p text:style-name="P35"># A hash of current unmerged clusters</text:p>
            <text:p text:style-name="P33">current_clusters <text:span text:style-name="T27">=</text:span> np<text:span text:style-name="T27">.</text:span>array([<text:span text:style-name="T27">1</text:span>]<text:span text:style-name="T27">*</text:span>n <text:span text:style-name="T27">+</text:span> [<text:span text:style-name="T27">0</text:span>]<text:span text:style-name="T27">*</text:span>(n<text:span text:style-name="T27">-1</text:span>))</text:p>
            <text:p text:style-name="P36"/>
            <text:p text:style-name="P35"># A grid of distances between each pair of clusters</text:p>
            <text:p text:style-name="P33">dist_grid <text:span text:style-name="T27">=</text:span> np<text:span text:style-name="T27">.</text:span>zeros((total_clusters, total_clusters))</text:p>
            <text:p text:style-name="P33">initial_grid <text:span text:style-name="T27">=</text:span> squareform(pdist(data, <text:span text:style-name="T16">'euclidean'</text:span>))</text:p>
            <text:p text:style-name="P33"><text:span text:style-name="T12">for</text:span> i <text:span text:style-name="T29">in</text:span> <text:span text:style-name="T11">range</text:span>(n):</text:p>
            <text:p text:style-name="P34"><text:s text:c="4"/><text:span text:style-name="T13">for</text:span><text:span text:style-name="T31"> j </text:span><text:span text:style-name="T30">in</text:span><text:span text:style-name="T31"> </text:span><text:span text:style-name="T14">range</text:span><text:span text:style-name="T31">(n):</text:span></text:p>
            <text:p text:style-name="P34"><text:s text:c="8"/><text:span text:style-name="T31">dist_grid[i][j] </text:span><text:span text:style-name="T28">=</text:span><text:span text:style-name="T31"> initial_grid[i][j]</text:span></text:p>
            <text:p text:style-name="P34"><text:s text:c="8"/></text:p>
            <text:p text:style-name="P35"># To track all points in a cluster</text:p>
            <text:p text:style-name="P33">cluster_points <text:span text:style-name="T27">=</text:span> []</text:p>
            <text:p text:style-name="P33"><text:span text:style-name="T12">for</text:span> i <text:span text:style-name="T29">in</text:span> <text:span text:style-name="T11">range</text:span>(n):</text:p>
            <text:p text:style-name="P36"><text:span text:style-name="T20"><text:s text:c="4"/></text:span><text:span text:style-name="T21">cluster_points</text:span><text:span text:style-name="T23">.</text:span><text:span text:style-name="T21">append((i, ))</text:span></text:p>
          </table:table-cell>
        </table:table-row>
        <table:table-row>
          <table:table-cell table:style-name="Table1.A2" office:value-type="string">
            <text:p text:style-name="P32"># For Data_User_Modeling_Dataset_Hamdi Tolga KAHRAMAN dataset</text:p>
            <text:p text:style-name="P35"># Read the data</text:p>
            <text:p text:style-name="P33">data <text:span text:style-name="T27">=</text:span> pd<text:span text:style-name="T27">.</text:span>read_csv(<text:span text:style-name="T16">"Data_User_Modeling_Dataset_Hamdi Tolga KAHRAMAN.csv"</text:span>, sep<text:span text:style-name="T27">=</text:span><text:span text:style-name="T16">r"\s*"</text:span>, header<text:span text:style-name="T27">=</text:span><text:span text:style-name="T12">None</text:span>)</text:p>
            <text:p text:style-name="P36"/>
            <text:p text:style-name="P35"># Given labels (natural clusters in data)</text:p>
            <text:p text:style-name="P33">cluster_numbers <text:span text:style-name="T27">=</text:span> data<text:span text:style-name="T27">.</text:span>loc[:, <text:span text:style-name="T27">5</text:span>]<text:span text:style-name="T27">.</text:span>copy()</text:p>
            <text:p text:style-name="P33">cluster_numbers[cluster_numbers <text:span text:style-name="T27">==</text:span> <text:span text:style-name="T16">"very_low"</text:span>] <text:span text:style-name="T27">=</text:span> <text:span text:style-name="T27">1</text:span></text:p>
            <text:p text:style-name="P33">cluster_numbers[cluster_numbers <text:span text:style-name="T27">==</text:span> <text:span text:style-name="T16">"High"</text:span>] <text:span text:style-name="T27">=</text:span> <text:span text:style-name="T27">2</text:span></text:p>
            <text:p text:style-name="P33">cluster_numbers[cluster_numbers <text:span text:style-name="T27">==</text:span> <text:span text:style-name="T16">"Low"</text:span>] <text:span text:style-name="T27">=</text:span> <text:span text:style-name="T27">3</text:span></text:p>
            <text:p text:style-name="P33">cluster_numbers[cluster_numbers <text:span text:style-name="T27">==</text:span> <text:span text:style-name="T16">"Middle"</text:span>] <text:span text:style-name="T27">=</text:span> <text:span text:style-name="T27">4</text:span></text:p>
            <text:p text:style-name="P33">cluster_numbers_predicted <text:span text:style-name="T27">=</text:span> cluster_numbers<text:span text:style-name="T27">.</text:span>copy()</text:p>
            <text:p text:style-name="P33">cluster_numbers_predicted<text:span text:style-name="T27">.</text:span>iloc[:] <text:span text:style-name="T27">=</text:span> <text:span text:style-name="T27">0</text:span></text:p>
            <text:p text:style-name="P33">natural_clusters <text:span text:style-name="T27">=</text:span> cluster_numbers<text:span text:style-name="T27">.</text:span>unique()<text:span text:style-name="T27">.</text:span>shape[<text:span text:style-name="T27">0</text:span>]</text:p>
            <text:p text:style-name="P36"/>
            <text:p text:style-name="P35"># Get attributes</text:p>
            <text:p text:style-name="P33">data <text:span text:style-name="T27">=</text:span> data<text:span text:style-name="T27">.</text:span>loc[:, <text:span text:style-name="T27">0</text:span>:<text:span text:style-name="T27">4</text:span>]</text:p>
            <text:p text:style-name="P36"/>
            <text:p text:style-name="P35"># Total number of points</text:p>
            <text:p text:style-name="P33">n <text:span text:style-name="T27">=</text:span> data<text:span text:style-name="T27">.</text:span>shape[<text:span text:style-name="T27">0</text:span>]</text:p>
            <text:p text:style-name="P36"/>
            <text:p text:style-name="P35"># Total clusters formed in the end</text:p>
            <text:p text:style-name="P33">total_clusters <text:span text:style-name="T27">=</text:span> <text:span text:style-name="T27">2*</text:span>n <text:span text:style-name="T27">-</text:span> <text:span text:style-name="T27">1</text:span></text:p>
            <text:p text:style-name="P36"/>
            <text:p text:style-name="P35"># A hash of current unmerged clusters</text:p>
            <text:p text:style-name="P33">current_clusters <text:span text:style-name="T27">=</text:span> np<text:span text:style-name="T27">.</text:span>array([<text:span text:style-name="T27">1</text:span>]<text:span text:style-name="T27">*</text:span>n <text:span text:style-name="T27">+</text:span> [<text:span text:style-name="T27">0</text:span>]<text:span text:style-name="T27">*</text:span>(n<text:span text:style-name="T27">-1</text:span>))</text:p>
            <text:p text:style-name="P36"/>
            <text:p text:style-name="P35"># A grid of distances between each pair of clusters</text:p>
            <text:p text:style-name="P33">dist_grid <text:span text:style-name="T27">=</text:span> np<text:span text:style-name="T27">.</text:span>zeros((total_clusters, total_clusters))</text:p>
            <text:p text:style-name="P33"><text:soft-page-break/>initial_grid <text:span text:style-name="T27">=</text:span> squareform(pdist(data, <text:span text:style-name="T16">'euclidean'</text:span>))</text:p>
            <text:p text:style-name="P33"><text:span text:style-name="T12">for</text:span> i <text:span text:style-name="T29">in</text:span> <text:span text:style-name="T11">range</text:span>(n):</text:p>
            <text:p text:style-name="P34"><text:s text:c="4"/><text:span text:style-name="T13">for</text:span><text:span text:style-name="T31"> j </text:span><text:span text:style-name="T30">in</text:span><text:span text:style-name="T31"> </text:span><text:span text:style-name="T14">range</text:span><text:span text:style-name="T31">(n):</text:span></text:p>
            <text:p text:style-name="P34"><text:s text:c="8"/><text:span text:style-name="T31">dist_grid[i][j] </text:span><text:span text:style-name="T28">=</text:span><text:span text:style-name="T31"> initial_grid[i][j]</text:span></text:p>
            <text:p text:style-name="P34"><text:s text:c="8"/></text:p>
            <text:p text:style-name="P35"># To track all points in a cluster</text:p>
            <text:p text:style-name="P33">cluster_points <text:span text:style-name="T27">=</text:span> []</text:p>
            <text:p text:style-name="P33"><text:span text:style-name="T12">for</text:span> i <text:span text:style-name="T29">in</text:span> <text:span text:style-name="T11">range</text:span>(n):</text:p>
            <text:p text:style-name="P36"><text:span text:style-name="T20"><text:s text:c="4"/></text:span><text:span text:style-name="T21">cluster_points</text:span><text:span text:style-name="T23">.</text:span><text:span text:style-name="T21">append((i, ))</text:span></text:p>
          </table:table-cell>
        </table:table-row>
        <table:table-row>
          <table:table-cell table:style-name="Table1.A2" office:value-type="string">
            <text:p text:style-name="P32"># For average distance criterion</text:p>
            <text:p text:style-name="P35"># Total n-1 iterations</text:p>
            <text:p text:style-name="P33"><text:span text:style-name="T12">for</text:span> i <text:span text:style-name="T29">in</text:span> <text:span text:style-name="T11">range</text:span>(n <text:span text:style-name="T27">-</text:span> <text:span text:style-name="T27">1</text:span>):</text:p>
            <text:p text:style-name="P34"><text:s text:c="15"/></text:p>
            <text:p text:style-name="P34"><text:s text:c="4"/><text:span text:style-name="T33"># Find minimum distance clusters</text:span></text:p>
            <text:p text:style-name="P34"><text:s text:c="4"/><text:span text:style-name="T31">mindist </text:span><text:span text:style-name="T28">=</text:span><text:span text:style-name="T31"> maxsize</text:span></text:p>
            <text:p text:style-name="P34"><text:s text:c="4"/><text:span text:style-name="T31">minj </text:span><text:span text:style-name="T28">=</text:span><text:span text:style-name="T31"> </text:span><text:span text:style-name="T28">0</text:span></text:p>
            <text:p text:style-name="P34"><text:s text:c="4"/><text:span text:style-name="T31">mink </text:span><text:span text:style-name="T28">=</text:span><text:span text:style-name="T31"> </text:span><text:span text:style-name="T28">0</text:span></text:p>
            <text:p text:style-name="P34"><text:s text:c="4"/><text:span text:style-name="T13">for</text:span><text:span text:style-name="T31"> j </text:span><text:span text:style-name="T30">in</text:span><text:span text:style-name="T31"> </text:span><text:span text:style-name="T14">range</text:span><text:span text:style-name="T31">(n </text:span><text:span text:style-name="T28">+</text:span><text:span text:style-name="T31"> i):</text:span></text:p>
            <text:p text:style-name="P34"><text:s text:c="8"/><text:span text:style-name="T13">if</text:span><text:span text:style-name="T31"> current_clusters[j] </text:span><text:span text:style-name="T28">==</text:span><text:span text:style-name="T31"> </text:span><text:span text:style-name="T28">0</text:span><text:span text:style-name="T31">:</text:span></text:p>
            <text:p text:style-name="P34"><text:s text:c="12"/><text:span text:style-name="T13">continue</text:span></text:p>
            <text:p text:style-name="P34"><text:s text:c="8"/><text:span text:style-name="T13">for</text:span><text:span text:style-name="T31"> k </text:span><text:span text:style-name="T30">in</text:span><text:span text:style-name="T31"> </text:span><text:span text:style-name="T14">range</text:span><text:span text:style-name="T31">(j </text:span><text:span text:style-name="T28">+</text:span><text:span text:style-name="T31"> </text:span><text:span text:style-name="T28">1</text:span><text:span text:style-name="T31">, n </text:span><text:span text:style-name="T28">+</text:span><text:span text:style-name="T31"> i):</text:span></text:p>
            <text:p text:style-name="P34"><text:s text:c="12"/><text:span text:style-name="T13">if</text:span><text:span text:style-name="T31"> current_clusters[k] </text:span><text:span text:style-name="T28">==</text:span><text:span text:style-name="T31"> </text:span><text:span text:style-name="T28">0</text:span><text:span text:style-name="T31">:</text:span></text:p>
            <text:p text:style-name="P34"><text:s text:c="16"/><text:span text:style-name="T13">continue</text:span></text:p>
            <text:p text:style-name="P34"><text:s text:c="12"/><text:span text:style-name="T13">if</text:span><text:span text:style-name="T31"> mindist </text:span><text:span text:style-name="T28">&gt;</text:span><text:span text:style-name="T31"> dist_grid[j][k]:</text:span></text:p>
            <text:p text:style-name="P34"><text:s text:c="16"/><text:span text:style-name="T31">mindist </text:span><text:span text:style-name="T28">=</text:span><text:span text:style-name="T31"> dist_grid[j][k]</text:span></text:p>
            <text:p text:style-name="P34"><text:s text:c="16"/><text:span text:style-name="T31">minj </text:span><text:span text:style-name="T28">=</text:span><text:span text:style-name="T31"> j</text:span></text:p>
            <text:p text:style-name="P34"><text:s text:c="16"/><text:span text:style-name="T31">mink </text:span><text:span text:style-name="T28">=</text:span><text:span text:style-name="T31"> k</text:span></text:p>
            <text:p text:style-name="P34"><text:s text:c="15"/></text:p>
            <text:p text:style-name="P34"><text:s text:c="4"/><text:span text:style-name="T33"># Merge clusters</text:span></text:p>
            <text:p text:style-name="P34"><text:s text:c="4"/><text:span text:style-name="T31">cluster_points</text:span><text:span text:style-name="T28">.</text:span><text:span text:style-name="T31">append(cluster_points[minj] </text:span><text:span text:style-name="T28">+</text:span><text:span text:style-name="T31"> cluster_points[mink])</text:span></text:p>
            <text:p text:style-name="P34"><text:s text:c="4"/><text:span text:style-name="T31">current_clusters[minj] </text:span><text:span text:style-name="T28">=</text:span><text:span text:style-name="T31"> current_clusters[mink] </text:span><text:span text:style-name="T28">=</text:span><text:span text:style-name="T31"> </text:span><text:span text:style-name="T28">0</text:span></text:p>
            <text:p text:style-name="P34"><text:s text:c="4"/><text:span text:style-name="T31">current_clusters[n </text:span><text:span text:style-name="T28">+</text:span><text:span text:style-name="T31"> i] </text:span><text:span text:style-name="T28">=</text:span><text:span text:style-name="T31"> </text:span><text:span text:style-name="T28">1</text:span></text:p>
            <text:p text:style-name="P34"><text:s text:c="15"/></text:p>
            <text:p text:style-name="P34"><text:s text:c="4"/><text:span text:style-name="T33"># Update average distances from other clusters</text:span></text:p>
            <text:p text:style-name="P34"><text:s text:c="4"/><text:span text:style-name="T31">centre </text:span><text:span text:style-name="T28">=</text:span><text:span text:style-name="T31"> data</text:span><text:span text:style-name="T28">.</text:span><text:span text:style-name="T31">iloc[</text:span><text:span text:style-name="T14">list</text:span><text:span text:style-name="T31">(cluster_points[n </text:span><text:span text:style-name="T28">+</text:span><text:span text:style-name="T31"> i])]</text:span><text:span text:style-name="T28">.</text:span><text:span text:style-name="T31">mean()</text:span><text:span text:style-name="T28">.</text:span><text:span text:style-name="T31">values</text:span></text:p>
            <text:p text:style-name="P34"><text:s text:c="4"/><text:span text:style-name="T13">for</text:span><text:span text:style-name="T31"> j </text:span><text:span text:style-name="T30">in</text:span><text:span text:style-name="T31"> </text:span><text:span text:style-name="T14">range</text:span><text:span text:style-name="T31">(n </text:span><text:span text:style-name="T28">+</text:span><text:span text:style-name="T31"> i):</text:span></text:p>
            <text:p text:style-name="P34"><text:s text:c="8"/><text:span text:style-name="T31">temp_centre </text:span><text:span text:style-name="T28">=</text:span><text:span text:style-name="T31"> data</text:span><text:span text:style-name="T28">.</text:span><text:span text:style-name="T31">iloc[</text:span><text:span text:style-name="T14">list</text:span><text:span text:style-name="T31">(cluster_points[j])]</text:span><text:span text:style-name="T28">.</text:span><text:span text:style-name="T31">mean()</text:span><text:span text:style-name="T28">.</text:span><text:span text:style-name="T31">values</text:span></text:p>
            <text:p text:style-name="P34"><text:s text:c="8"/><text:span text:style-name="T31">new_dist </text:span><text:span text:style-name="T28">=</text:span><text:span text:style-name="T31"> np</text:span><text:span text:style-name="T28">.</text:span><text:span text:style-name="T31">linalg</text:span><text:span text:style-name="T28">.</text:span><text:span text:style-name="T31">norm(centre </text:span><text:span text:style-name="T28">-</text:span><text:span text:style-name="T31"> temp_centre)</text:span></text:p>
            <text:p text:style-name="P34"><text:s text:c="8"/><text:span text:style-name="T31">dist_grid[n </text:span><text:span text:style-name="T28">+</text:span><text:span text:style-name="T31"> i][j] </text:span><text:span text:style-name="T28">=</text:span><text:span text:style-name="T31"> dist_grid[j][n </text:span><text:span text:style-name="T28">+</text:span><text:span text:style-name="T31"> i] </text:span><text:span text:style-name="T28">=</text:span><text:span text:style-name="T31"> new_dist</text:span></text:p>
            <text:p text:style-name="P34"><text:s text:c="8"/></text:p>
            <text:p text:style-name="P34"><text:s text:c="4"/><text:span text:style-name="T33"># When current number of clusters equal natural clusters in data,</text:span></text:p>
            <text:p text:style-name="P34"><text:s text:c="4"/><text:span text:style-name="T33"># save the cluster for each point. This is used for calculating accuracy.</text:span></text:p>
            <text:p text:style-name="P34"><text:s text:c="4"/><text:span text:style-name="T13">if</text:span><text:span text:style-name="T31"> n </text:span><text:span text:style-name="T28">-</text:span><text:span text:style-name="T31"> i </text:span><text:span text:style-name="T28">+</text:span><text:span text:style-name="T31"> </text:span><text:span text:style-name="T28">1</text:span><text:span text:style-name="T31"> </text:span><text:span text:style-name="T28">==</text:span><text:span text:style-name="T31"> natural_clusters:</text:span></text:p>
            <text:p text:style-name="P34"><text:s text:c="8"/><text:span text:style-name="T13">for</text:span><text:span text:style-name="T31"> j </text:span><text:span text:style-name="T30">in</text:span><text:span text:style-name="T31"> </text:span><text:span text:style-name="T14">range</text:span><text:span text:style-name="T31">(natural_clusters):</text:span></text:p>
            <text:p text:style-name="P34"><text:s text:c="12"/><text:span text:style-name="T13">for</text:span><text:span text:style-name="T31"> point </text:span><text:span text:style-name="T30">in</text:span><text:span text:style-name="T31"> cluster_points[n </text:span><text:span text:style-name="T28">+</text:span><text:span text:style-name="T31"> i </text:span><text:span text:style-name="T28">-</text:span><text:span text:style-name="T31"> j]:</text:span></text:p>
            <text:p text:style-name="P36"><text:span text:style-name="T20"><text:s text:c="16"/></text:span><text:span text:style-name="T21">cluster_numbers_predicted[point] </text:span><text:span text:style-name="T23">=</text:span><text:span text:style-name="T21"> natural_clusters </text:span><text:span text:style-name="T23">-</text:span><text:span text:style-name="T21"> j</text:span></text:p>
          </table:table-cell>
        </table:table-row>
        <table:table-row>
          <table:table-cell table:style-name="Table1.A2" office:value-type="string">
            <text:p text:style-name="P32"># For minimum distance criterion</text:p>
            <text:p text:style-name="P35"># Total n-1 iterations</text:p>
            <text:p text:style-name="P33"><text:span text:style-name="T12">for</text:span> i <text:span text:style-name="T29">in</text:span> <text:span text:style-name="T11">range</text:span>(n <text:span text:style-name="T27">-</text:span> <text:span text:style-name="T27">1</text:span>):</text:p>
            <text:p text:style-name="P34"><text:s text:c="15"/></text:p>
            <text:p text:style-name="P34"><text:s text:c="4"/><text:span text:style-name="T33"># Find minimum distance clusters</text:span></text:p>
            <text:p text:style-name="P34"><text:s text:c="4"/><text:span text:style-name="T31">mindist </text:span><text:span text:style-name="T28">=</text:span><text:span text:style-name="T31"> maxsize</text:span></text:p>
            <text:p text:style-name="P34"><text:soft-page-break/><text:s text:c="4"/><text:span text:style-name="T31">minj </text:span><text:span text:style-name="T28">=</text:span><text:span text:style-name="T31"> </text:span><text:span text:style-name="T28">0</text:span></text:p>
            <text:p text:style-name="P34"><text:s text:c="4"/><text:span text:style-name="T31">mink </text:span><text:span text:style-name="T28">=</text:span><text:span text:style-name="T31"> </text:span><text:span text:style-name="T28">0</text:span></text:p>
            <text:p text:style-name="P34"><text:s text:c="4"/><text:span text:style-name="T13">for</text:span><text:span text:style-name="T31"> j </text:span><text:span text:style-name="T30">in</text:span><text:span text:style-name="T31"> </text:span><text:span text:style-name="T14">range</text:span><text:span text:style-name="T31">(n </text:span><text:span text:style-name="T28">+</text:span><text:span text:style-name="T31"> i):</text:span></text:p>
            <text:p text:style-name="P34"><text:s text:c="8"/><text:span text:style-name="T13">if</text:span><text:span text:style-name="T31"> current_clusters[j] </text:span><text:span text:style-name="T28">==</text:span><text:span text:style-name="T31"> </text:span><text:span text:style-name="T28">0</text:span><text:span text:style-name="T31">:</text:span></text:p>
            <text:p text:style-name="P34"><text:s text:c="12"/><text:span text:style-name="T13">continue</text:span></text:p>
            <text:p text:style-name="P34"><text:s text:c="8"/><text:span text:style-name="T13">for</text:span><text:span text:style-name="T31"> k </text:span><text:span text:style-name="T30">in</text:span><text:span text:style-name="T31"> </text:span><text:span text:style-name="T14">range</text:span><text:span text:style-name="T31">(j </text:span><text:span text:style-name="T28">+</text:span><text:span text:style-name="T31"> </text:span><text:span text:style-name="T28">1</text:span><text:span text:style-name="T31">, n </text:span><text:span text:style-name="T28">+</text:span><text:span text:style-name="T31"> i):</text:span></text:p>
            <text:p text:style-name="P34"><text:s text:c="12"/><text:span text:style-name="T13">if</text:span><text:span text:style-name="T31"> current_clusters[k] </text:span><text:span text:style-name="T28">==</text:span><text:span text:style-name="T31"> </text:span><text:span text:style-name="T28">0</text:span><text:span text:style-name="T31">:</text:span></text:p>
            <text:p text:style-name="P34"><text:s text:c="16"/><text:span text:style-name="T13">continue</text:span></text:p>
            <text:p text:style-name="P34"><text:s text:c="12"/><text:span text:style-name="T13">if</text:span><text:span text:style-name="T31"> mindist </text:span><text:span text:style-name="T28">&gt;</text:span><text:span text:style-name="T31"> dist_grid[j][k]:</text:span></text:p>
            <text:p text:style-name="P34"><text:s text:c="16"/><text:span text:style-name="T31">mindist </text:span><text:span text:style-name="T28">=</text:span><text:span text:style-name="T31"> dist_grid[j][k]</text:span></text:p>
            <text:p text:style-name="P34"><text:s text:c="16"/><text:span text:style-name="T31">minj </text:span><text:span text:style-name="T28">=</text:span><text:span text:style-name="T31"> j</text:span></text:p>
            <text:p text:style-name="P34"><text:s text:c="16"/><text:span text:style-name="T31">mink </text:span><text:span text:style-name="T28">=</text:span><text:span text:style-name="T31"> k</text:span></text:p>
            <text:p text:style-name="P34"><text:s text:c="15"/></text:p>
            <text:p text:style-name="P34"><text:s text:c="4"/><text:span text:style-name="T33"># Merge clusters</text:span></text:p>
            <text:p text:style-name="P34"><text:s text:c="4"/><text:span text:style-name="T31">cluster_points</text:span><text:span text:style-name="T28">.</text:span><text:span text:style-name="T31">append(cluster_points[minj] </text:span><text:span text:style-name="T28">+</text:span><text:span text:style-name="T31"> cluster_points[mink])</text:span></text:p>
            <text:p text:style-name="P34"><text:s text:c="4"/><text:span text:style-name="T31">current_clusters[minj] </text:span><text:span text:style-name="T28">=</text:span><text:span text:style-name="T31"> current_clusters[mink] </text:span><text:span text:style-name="T28">=</text:span><text:span text:style-name="T31"> </text:span><text:span text:style-name="T28">0</text:span></text:p>
            <text:p text:style-name="P34"><text:s text:c="4"/><text:span text:style-name="T31">current_clusters[n </text:span><text:span text:style-name="T28">+</text:span><text:span text:style-name="T31"> i] </text:span><text:span text:style-name="T28">=</text:span><text:span text:style-name="T31"> </text:span><text:span text:style-name="T28">1</text:span></text:p>
            <text:p text:style-name="P34"><text:s text:c="15"/></text:p>
            <text:p text:style-name="P34"><text:s text:c="4"/><text:span text:style-name="T33"># Update minimum distances from other clusters</text:span></text:p>
            <text:p text:style-name="P34"><text:s text:c="4"/><text:span text:style-name="T13">for</text:span><text:span text:style-name="T31"> j </text:span><text:span text:style-name="T30">in</text:span><text:span text:style-name="T31"> </text:span><text:span text:style-name="T14">range</text:span><text:span text:style-name="T31">(n </text:span><text:span text:style-name="T28">+</text:span><text:span text:style-name="T31"> i):</text:span></text:p>
            <text:p text:style-name="P34"><text:s text:c="8"/><text:span text:style-name="T13">if</text:span><text:span text:style-name="T31"> current_clusters[j] </text:span><text:span text:style-name="T28">==</text:span><text:span text:style-name="T31"> </text:span><text:span text:style-name="T28">0</text:span><text:span text:style-name="T31">:</text:span></text:p>
            <text:p text:style-name="P34"><text:s text:c="12"/><text:span text:style-name="T13">continue</text:span></text:p>
            <text:p text:style-name="P34"><text:s text:c="8"/><text:span text:style-name="T31">distances </text:span><text:span text:style-name="T28">=</text:span><text:span text:style-name="T31"> []</text:span></text:p>
            <text:p text:style-name="P34"><text:s text:c="8"/><text:span text:style-name="T13">for</text:span><text:span text:style-name="T31"> k </text:span><text:span text:style-name="T30">in</text:span><text:span text:style-name="T31"> </text:span><text:span text:style-name="T14">range</text:span><text:span text:style-name="T31">(</text:span><text:span text:style-name="T14">len</text:span><text:span text:style-name="T31">(cluster_points[n </text:span><text:span text:style-name="T28">+</text:span><text:span text:style-name="T31"> i])):</text:span></text:p>
            <text:p text:style-name="P34"><text:s text:c="12"/><text:span text:style-name="T13">for</text:span><text:span text:style-name="T31"> l </text:span><text:span text:style-name="T30">in</text:span><text:span text:style-name="T31"> </text:span><text:span text:style-name="T14">range</text:span><text:span text:style-name="T31">(</text:span><text:span text:style-name="T14">len</text:span><text:span text:style-name="T31">(cluster_points[j])):</text:span></text:p>
            <text:p text:style-name="P34"><text:s text:c="16"/><text:span text:style-name="T31">cur_dist </text:span><text:span text:style-name="T28">=</text:span><text:span text:style-name="T31"> np</text:span><text:span text:style-name="T28">.</text:span><text:span text:style-name="T31">linalg</text:span><text:span text:style-name="T28">.</text:span><text:span text:style-name="T31">norm(data</text:span><text:span text:style-name="T28">.</text:span><text:span text:style-name="T31">iloc[cluster_points[n </text:span><text:span text:style-name="T28">+</text:span><text:span text:style-name="T31"> i][k]] </text:span><text:span text:style-name="T28">-</text:span><text:span text:style-name="T31"> data</text:span><text:span text:style-name="T28">.</text:span><text:span text:style-name="T31">iloc[cluster_points[j][l]])</text:span></text:p>
            <text:p text:style-name="P34"><text:s text:c="16"/><text:span text:style-name="T31">distances</text:span><text:span text:style-name="T28">.</text:span><text:span text:style-name="T31">append(cur_dist)</text:span></text:p>
            <text:p text:style-name="P34"><text:s text:c="8"/><text:span text:style-name="T31">dist_grid[n </text:span><text:span text:style-name="T28">+</text:span><text:span text:style-name="T31"> i][j] </text:span><text:span text:style-name="T28">=</text:span><text:span text:style-name="T31"> dist_grid[j][n </text:span><text:span text:style-name="T28">+</text:span><text:span text:style-name="T31"> i] </text:span><text:span text:style-name="T28">=</text:span><text:span text:style-name="T31"> np</text:span><text:span text:style-name="T28">.</text:span><text:span text:style-name="T31">min(distances)</text:span></text:p>
            <text:p text:style-name="P34"><text:s text:c="8"/></text:p>
            <text:p text:style-name="P34"><text:s text:c="4"/><text:span text:style-name="T33"># When current number of clusters equal natural clusters in data,</text:span></text:p>
            <text:p text:style-name="P34"><text:s text:c="4"/><text:span text:style-name="T33"># save the cluster for each point. This is used for calculating accuracy.</text:span></text:p>
            <text:p text:style-name="P34"><text:s text:c="4"/><text:span text:style-name="T13">if</text:span><text:span text:style-name="T31"> n </text:span><text:span text:style-name="T28">-</text:span><text:span text:style-name="T31"> i </text:span><text:span text:style-name="T28">+</text:span><text:span text:style-name="T31"> </text:span><text:span text:style-name="T28">1</text:span><text:span text:style-name="T31"> </text:span><text:span text:style-name="T28">==</text:span><text:span text:style-name="T31"> natural_clusters:</text:span></text:p>
            <text:p text:style-name="P34"><text:s text:c="8"/><text:span text:style-name="T13">for</text:span><text:span text:style-name="T31"> j </text:span><text:span text:style-name="T30">in</text:span><text:span text:style-name="T31"> </text:span><text:span text:style-name="T14">range</text:span><text:span text:style-name="T31">(natural_clusters):</text:span></text:p>
            <text:p text:style-name="P34"><text:s text:c="12"/><text:span text:style-name="T13">for</text:span><text:span text:style-name="T31"> point </text:span><text:span text:style-name="T30">in</text:span><text:span text:style-name="T31"> cluster_points[n </text:span><text:span text:style-name="T28">+</text:span><text:span text:style-name="T31"> i </text:span><text:span text:style-name="T28">-</text:span><text:span text:style-name="T31"> j]:</text:span></text:p>
            <text:p text:style-name="P36"><text:span text:style-name="T20"><text:s text:c="16"/></text:span><text:span text:style-name="T21">cluster_numbers_predicted[point] </text:span><text:span text:style-name="T23">=</text:span><text:span text:style-name="T21"> natural_clusters </text:span><text:span text:style-name="T23">-</text:span><text:span text:style-name="T21"> j</text:span></text:p>
          </table:table-cell>
        </table:table-row>
        <table:table-row>
          <table:table-cell table:style-name="Table1.A2" office:value-type="string">
            <text:p text:style-name="P32"># Map the original cluster labels to new cluster labels</text:p>
            <text:p text:style-name="P33">mappings <text:span text:style-name="T27">=</text:span> {}</text:p>
            <text:p text:style-name="P33">mappings_unavailable <text:span text:style-name="T27">=</text:span> []</text:p>
            <text:p text:style-name="P33"><text:span text:style-name="T12">for</text:span> i <text:span text:style-name="T29">in</text:span> <text:span text:style-name="T11">range</text:span>(<text:span text:style-name="T27">1</text:span>, natural_clusters <text:span text:style-name="T27">+</text:span> <text:span text:style-name="T27">1</text:span>):</text:p>
            <text:p text:style-name="P34"><text:s text:c="4"/><text:span text:style-name="T31">maxcnt </text:span><text:span text:style-name="T28">=</text:span><text:span text:style-name="T31"> </text:span><text:span text:style-name="T28">-1</text:span></text:p>
            <text:p text:style-name="P34"><text:s text:c="4"/><text:span text:style-name="T31">maxj </text:span><text:span text:style-name="T28">=</text:span><text:span text:style-name="T31"> </text:span><text:span text:style-name="T28">0</text:span></text:p>
            <text:p text:style-name="P34"><text:s text:c="4"/><text:span text:style-name="T13">for</text:span><text:span text:style-name="T31"> j </text:span><text:span text:style-name="T30">in</text:span><text:span text:style-name="T31"> </text:span><text:span text:style-name="T14">range</text:span><text:span text:style-name="T31">(</text:span><text:span text:style-name="T28">1</text:span><text:span text:style-name="T31">, natural_clusters </text:span><text:span text:style-name="T28">+</text:span><text:span text:style-name="T31"> </text:span><text:span text:style-name="T28">1</text:span><text:span text:style-name="T31">):</text:span></text:p>
            <text:p text:style-name="P34"><text:s text:c="8"/><text:span text:style-name="T13">if</text:span><text:span text:style-name="T31"> j </text:span><text:span text:style-name="T30">in</text:span><text:span text:style-name="T31"> mappings_unavailable:</text:span></text:p>
            <text:p text:style-name="P34"><text:s text:c="12"/><text:span text:style-name="T13">continue</text:span></text:p>
            <text:p text:style-name="P34"><text:s text:c="8"/><text:span text:style-name="T33"># Count the number of points matching if i maps to j</text:span></text:p>
            <text:p text:style-name="P34"><text:s text:c="8"/><text:span text:style-name="T31">cnt </text:span><text:span text:style-name="T28">=</text:span><text:span text:style-name="T31"> </text:span><text:span text:style-name="T28">0</text:span></text:p>
            <text:p text:style-name="P34"><text:s text:c="8"/><text:span text:style-name="T13">for</text:span><text:span text:style-name="T31"> k </text:span><text:span text:style-name="T30">in</text:span><text:span text:style-name="T31"> </text:span><text:span text:style-name="T14">range</text:span><text:span text:style-name="T31">(n):</text:span></text:p>
            <text:p text:style-name="P34"><text:s text:c="12"/><text:span text:style-name="T13">if</text:span><text:span text:style-name="T31"> cluster_numbers[k] </text:span><text:span text:style-name="T28">==</text:span><text:span text:style-name="T31"> i </text:span><text:span text:style-name="T30">and</text:span><text:span text:style-name="T31"> cluster_numbers_predicted[k] </text:span><text:span text:style-name="T28">==</text:span><text:span text:style-name="T31"> j:</text:span></text:p>
            <text:p text:style-name="P34"><text:s text:c="16"/><text:span text:style-name="T31">cnt </text:span><text:span text:style-name="T28">=</text:span><text:span text:style-name="T31"> cnt </text:span><text:span text:style-name="T28">+</text:span><text:span text:style-name="T31"> </text:span><text:span text:style-name="T28">1</text:span></text:p>
            <text:p text:style-name="P34"><text:s text:c="8"/><text:span text:style-name="T13">if</text:span><text:span text:style-name="T31"> maxcnt </text:span><text:span text:style-name="T28">&lt;</text:span><text:span text:style-name="T31"> cnt:</text:span></text:p>
            <text:p text:style-name="P34"><text:s text:c="12"/><text:span text:style-name="T31">maxcnt </text:span><text:span text:style-name="T28">=</text:span><text:span text:style-name="T31"> cnt</text:span></text:p>
            <text:p text:style-name="P34"><text:soft-page-break/><text:s text:c="12"/><text:span text:style-name="T31">maxj </text:span><text:span text:style-name="T28">=</text:span><text:span text:style-name="T31"> j</text:span></text:p>
            <text:p text:style-name="P34"><text:s text:c="4"/><text:span text:style-name="T31">mappings[i] </text:span><text:span text:style-name="T28">=</text:span><text:span text:style-name="T31"> maxj</text:span></text:p>
            <text:p text:style-name="P34"><text:s text:c="4"/><text:span text:style-name="T31">mappings_unavailable</text:span><text:span text:style-name="T28">.</text:span><text:span text:style-name="T31">append(maxj)</text:span></text:p>
            <text:p text:style-name="P36"/>
            <text:p text:style-name="P33"><text:span text:style-name="T12">for</text:span> mapping <text:span text:style-name="T29">in</text:span> mappings<text:span text:style-name="T27">.</text:span>keys():</text:p>
            <text:p text:style-name="P36"><text:span text:style-name="T20"><text:s text:c="4"/></text:span><text:span text:style-name="T21">cluster_numbers[cluster_numbers </text:span><text:span text:style-name="T23">==</text:span><text:span text:style-name="T21"> mapping] </text:span><text:span text:style-name="T23">=</text:span><text:span text:style-name="T21"> mappings[mapping]</text:span></text:p>
          </table:table-cell>
        </table:table-row>
        <table:table-row>
          <table:table-cell table:style-name="Table1.A2" office:value-type="string">
            <text:p text:style-name="P32"># Finally compute accuracy</text:p>
            <text:p text:style-name="P33">cnt <text:span text:style-name="T27">=</text:span> <text:span text:style-name="T27">0.0</text:span></text:p>
            <text:p text:style-name="P33"><text:span text:style-name="T12">for</text:span> i <text:span text:style-name="T29">in</text:span> <text:span text:style-name="T11">range</text:span>(n):</text:p>
            <text:p text:style-name="P34"><text:s text:c="4"/><text:span text:style-name="T13">if</text:span><text:span text:style-name="T31"> cluster_numbers[i] </text:span><text:span text:style-name="T28">==</text:span><text:span text:style-name="T31"> cluster_numbers_predicted[i]:</text:span></text:p>
            <text:p text:style-name="P34"><text:s text:c="8"/><text:span text:style-name="T31">cnt </text:span><text:span text:style-name="T28">=</text:span><text:span text:style-name="T31"> cnt </text:span><text:span text:style-name="T28">+</text:span><text:span text:style-name="T31"> </text:span><text:span text:style-name="T28">1.0</text:span></text:p>
            <text:p text:style-name="P37"><text:span text:style-name="T18">print</text:span><text:span text:style-name="T19">(</text:span><text:span text:style-name="T25">"Accuracy: "</text:span><text:span text:style-name="T19">, cnt</text:span><text:span text:style-name="T24">/</text:span><text:span text:style-name="T19">n)</text:span>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8">Dataset</text:p>
          </table:table-cell>
          <table:table-cell table:style-name="Table2.A1" office:value-type="string">
            <text:p text:style-name="P8">Merging Criterion</text:p>
          </table:table-cell>
          <table:table-cell table:style-name="Table2.C1" office:value-type="string">
            <text:p text:style-name="P8">Accuracy</text:p>
          </table:table-cell>
        </table:table-row>
        <table:table-row>
          <table:table-cell table:style-name="Table2.A2" office:value-type="string">
            <text:p text:style-name="P5">Seeds</text:p>
          </table:table-cell>
          <table:table-cell table:style-name="Table2.A2" office:value-type="string">
            <text:p text:style-name="P5">Distance between means</text:p>
          </table:table-cell>
          <table:table-cell table:style-name="Table2.C2" office:value-type="string">
            <text:p text:style-name="P5">0.3952380952380952</text:p>
          </table:table-cell>
        </table:table-row>
        <table:table-row>
          <table:table-cell table:style-name="Table2.A2" office:value-type="string">
            <text:p text:style-name="P5">Seeds</text:p>
          </table:table-cell>
          <table:table-cell table:style-name="Table2.A2" office:value-type="string">
            <text:p text:style-name="P5">Minimum distance</text:p>
          </table:table-cell>
          <table:table-cell table:style-name="Table2.C2" office:value-type="string">
            <text:p text:style-name="P12">0.37142857142857144</text:p>
          </table:table-cell>
        </table:table-row>
        <table:table-row>
          <table:table-cell table:style-name="Table2.A2" office:value-type="string">
            <text:p text:style-name="P5">Hamdi Tolga KAHRAMAN</text:p>
          </table:table-cell>
          <table:table-cell table:style-name="Table2.A2" office:value-type="string">
            <text:p text:style-name="P5">Distance between means</text:p>
          </table:table-cell>
          <table:table-cell table:style-name="Table2.C2" office:value-type="string">
            <text:p text:style-name="P12">0.<text:span text:style-name="T34">3</text:span>0077519379844961</text:p>
          </table:table-cell>
        </table:table-row>
        <table:table-row>
          <table:table-cell table:style-name="Table2.A2" office:value-type="string">
            <text:p text:style-name="P5">Hamdi Tolga KAHRAMAN</text:p>
          </table:table-cell>
          <table:table-cell table:style-name="Table2.A2" office:value-type="string">
            <text:p text:style-name="P5">Minimum distance</text:p>
          </table:table-cell>
          <table:table-cell table:style-name="Table2.C2" office:value-type="string">
            <text:p text:style-name="P13">0.27751937984496124</text:p>
          </table:table-cell>
        </table:table-row>
      </table:table>
      <text:p text:style-name="P3"/>
      <text:p text:style-name="P3">Spectral Clustering:</text:p>
      <text:p text:style-name="P3"/>
      <table:table table:name="Table3" table:style-name="Table3">
        <table:table-column table:style-name="Table3.A"/>
        <table:table-row>
          <table:table-cell table:style-name="Table3.A1" office:value-type="string">
            <text:p text:style-name="P30"><text:span text:style-name="T12">import</text:span> <text:span text:style-name="T15">pandas</text:span> <text:span text:style-name="T12">as</text:span> <text:span text:style-name="T15">pd</text:span></text:p>
            <text:p text:style-name="P33"><text:span text:style-name="T12">import</text:span> <text:span text:style-name="T15">numpy</text:span> <text:span text:style-name="T12">as</text:span> <text:span text:style-name="T15">np</text:span></text:p>
            <text:p text:style-name="P36"/>
            <text:p text:style-name="P35"># Disable warnings from being printed</text:p>
            <text:p text:style-name="P33"><text:span text:style-name="T12">from</text:span> <text:span text:style-name="T15">warnings</text:span> <text:span text:style-name="T12">import</text:span> filterwarnings</text:p>
            <text:p text:style-name="P33">filterwarnings(<text:span text:style-name="T16">'ignore'</text:span>)</text:p>
            <text:p text:style-name="P36"/>
            <text:p text:style-name="P33"><text:span text:style-name="T12">from</text:span> <text:span text:style-name="T15">scipy.linalg</text:span> <text:span text:style-name="T12">import</text:span> eigh, eig</text:p>
            <text:p text:style-name="P37"><text:span text:style-name="T17">from</text:span><text:span text:style-name="T19"> </text:span><text:span text:style-name="T22">sklearn.cluster</text:span><text:span text:style-name="T19"> </text:span><text:span text:style-name="T17">import</text:span><text:span text:style-name="T19"> Kmeans</text:span></text:p>
            <text:p text:style-name="P37"><text:span text:style-name="T17">from</text:span><text:span text:style-name="T19"> </text:span><text:span text:style-name="T22">scipy.spatial.distance</text:span><text:span text:style-name="T19"> </text:span><text:span text:style-name="T17">import</text:span><text:span text:style-name="T19"> pdist, squareform</text:span></text:p>
          </table:table-cell>
        </table:table-row>
        <table:table-row>
          <table:table-cell table:style-name="Table3.A2" office:value-type="string">
            <text:p text:style-name="P32"># For seeds dataset</text:p>
            <text:p text:style-name="P35"># Read the data</text:p>
            <text:p text:style-name="P33">data <text:span text:style-name="T27">=</text:span> pd<text:span text:style-name="T27">.</text:span>read_csv(<text:span text:style-name="T16">"seeds_dataset.txt"</text:span>, sep<text:span text:style-name="T27">=</text:span><text:span text:style-name="T16">r"\s*"</text:span>, header<text:span text:style-name="T27">=</text:span><text:span text:style-name="T12">None</text:span>)</text:p>
            <text:p text:style-name="P36"/>
            <text:p text:style-name="P35"># Given labels (natural clusters in data)</text:p>
            <text:p text:style-name="P33">cluster_numbers <text:span text:style-name="T27">=</text:span> data<text:span text:style-name="T27">.</text:span>loc[:, <text:span text:style-name="T27">7</text:span>]<text:span text:style-name="T27">.</text:span>copy()</text:p>
            <text:p text:style-name="P33">cluster_numbers_predicted <text:span text:style-name="T27">=</text:span> data<text:span text:style-name="T27">.</text:span>loc[:, <text:span text:style-name="T27">7</text:span>]<text:span text:style-name="T27">.</text:span>copy()</text:p>
            <text:p text:style-name="P33">cluster_numbers_predicted<text:span text:style-name="T27">.</text:span>iloc[:] <text:span text:style-name="T27">=</text:span> <text:span text:style-name="T27">0</text:span></text:p>
            <text:p text:style-name="P33">natural_clusters <text:span text:style-name="T27">=</text:span> cluster_numbers<text:span text:style-name="T27">.</text:span>unique()<text:span text:style-name="T27">.</text:span>shape[<text:span text:style-name="T27">0</text:span>]</text:p>
            <text:p text:style-name="P36"/>
            <text:p text:style-name="P35"># Get attributes</text:p>
            <text:p text:style-name="P33">data <text:span text:style-name="T27">=</text:span> data<text:span text:style-name="T27">.</text:span>loc[:, <text:span text:style-name="T27">0</text:span>:<text:span text:style-name="T27">6</text:span>]</text:p>
            <text:p text:style-name="P36"/>
            <text:p text:style-name="P35"># Total number of points</text:p>
            <text:p text:style-name="P37"><text:span text:style-name="T19">n </text:span><text:span text:style-name="T24">=</text:span><text:span text:style-name="T19"> data</text:span><text:span text:style-name="T24">.</text:span><text:span text:style-name="T19">shape[</text:span><text:span text:style-name="T24">0</text:span><text:span text:style-name="T19">]</text:span></text:p>
          </table:table-cell>
        </table:table-row>
        <table:table-row>
          <table:table-cell table:style-name="Table3.A2" office:value-type="string">
            <text:p text:style-name="P32"># For Data_User_Modeling_Dataset_Hamdi Tolga KAHRAMAN dataset</text:p>
            <text:p text:style-name="P35"># Read the data</text:p>
            <text:p text:style-name="P33">data <text:span text:style-name="T27">=</text:span> pd<text:span text:style-name="T27">.</text:span>read_csv(<text:span text:style-name="T16">"Data_User_Modeling_Dataset_Hamdi Tolga KAHRAMAN.csv"</text:span>, <text:soft-page-break/>sep<text:span text:style-name="T27">=</text:span><text:span text:style-name="T16">r"\s*"</text:span>, header<text:span text:style-name="T27">=</text:span><text:span text:style-name="T12">None</text:span>)</text:p>
            <text:p text:style-name="P36"/>
            <text:p text:style-name="P35"># Given labels (natural clusters in data)</text:p>
            <text:p text:style-name="P33">cluster_numbers <text:span text:style-name="T27">=</text:span> data<text:span text:style-name="T27">.</text:span>loc[:, <text:span text:style-name="T27">5</text:span>]<text:span text:style-name="T27">.</text:span>copy()</text:p>
            <text:p text:style-name="P33">cluster_numbers[cluster_numbers <text:span text:style-name="T27">==</text:span> <text:span text:style-name="T16">"very_low"</text:span>] <text:span text:style-name="T27">=</text:span> <text:span text:style-name="T27">1</text:span></text:p>
            <text:p text:style-name="P33">cluster_numbers[cluster_numbers <text:span text:style-name="T27">==</text:span> <text:span text:style-name="T16">"High"</text:span>] <text:span text:style-name="T27">=</text:span> <text:span text:style-name="T27">2</text:span></text:p>
            <text:p text:style-name="P33">cluster_numbers[cluster_numbers <text:span text:style-name="T27">==</text:span> <text:span text:style-name="T16">"Low"</text:span>] <text:span text:style-name="T27">=</text:span> <text:span text:style-name="T27">3</text:span></text:p>
            <text:p text:style-name="P33">cluster_numbers[cluster_numbers <text:span text:style-name="T27">==</text:span> <text:span text:style-name="T16">"Middle"</text:span>] <text:span text:style-name="T27">=</text:span> <text:span text:style-name="T27">4</text:span></text:p>
            <text:p text:style-name="P33">cluster_numbers_predicted <text:span text:style-name="T27">=</text:span> cluster_numbers<text:span text:style-name="T27">.</text:span>copy()</text:p>
            <text:p text:style-name="P33">cluster_numbers_predicted<text:span text:style-name="T27">.</text:span>iloc[:] <text:span text:style-name="T27">=</text:span> <text:span text:style-name="T27">0</text:span></text:p>
            <text:p text:style-name="P33">natural_clusters <text:span text:style-name="T27">=</text:span> cluster_numbers<text:span text:style-name="T27">.</text:span>unique()<text:span text:style-name="T27">.</text:span>shape[<text:span text:style-name="T27">0</text:span>]</text:p>
            <text:p text:style-name="P36"/>
            <text:p text:style-name="P35"># Get attributes</text:p>
            <text:p text:style-name="P33">data <text:span text:style-name="T27">=</text:span> data<text:span text:style-name="T27">.</text:span>loc[:, <text:span text:style-name="T27">0</text:span>:<text:span text:style-name="T27">4</text:span>]</text:p>
            <text:p text:style-name="P36"/>
            <text:p text:style-name="P35"># Total number of points</text:p>
            <text:p text:style-name="P37"><text:span text:style-name="T19">n </text:span><text:span text:style-name="T24">=</text:span><text:span text:style-name="T19"> data</text:span><text:span text:style-name="T24">.</text:span><text:span text:style-name="T19">shape[</text:span><text:span text:style-name="T24">0</text:span><text:span text:style-name="T19">]</text:span></text:p>
          </table:table-cell>
        </table:table-row>
        <table:table-row>
          <table:table-cell table:style-name="Table3.A2" office:value-type="string">
            <text:p text:style-name="P32"># Construct Affinity matrix</text:p>
            <text:p text:style-name="P36"/>
            <text:p text:style-name="P35"># For Data_User_Modeling_Dataset_Hamdi Tolga KAHRAMAN dataset</text:p>
            <text:p text:style-name="P35"># sigma_sq = 1</text:p>
            <text:p text:style-name="P36"/>
            <text:p text:style-name="P35"># For seeds dataset</text:p>
            <text:p text:style-name="P33">sigma_sq <text:span text:style-name="T27">=</text:span> <text:span text:style-name="T27">1</text:span>e5</text:p>
            <text:p text:style-name="P36"/>
            <text:p text:style-name="P33">affinity_matrix <text:span text:style-name="T27">=</text:span> squareform(pdist(data, <text:span text:style-name="T16">'sqeuclidean'</text:span>))</text:p>
            <text:p text:style-name="P33"><text:span text:style-name="T12">for</text:span> i <text:span text:style-name="T29">in</text:span> <text:span text:style-name="T11">range</text:span>(n):</text:p>
            <text:p text:style-name="P34"><text:s text:c="4"/><text:span text:style-name="T13">for</text:span><text:span text:style-name="T31"> j </text:span><text:span text:style-name="T30">in</text:span><text:span text:style-name="T31"> </text:span><text:span text:style-name="T14">range</text:span><text:span text:style-name="T31">(n):</text:span></text:p>
            <text:p text:style-name="P34"><text:s text:c="8"/><text:span text:style-name="T13">if</text:span><text:span text:style-name="T31"> i </text:span><text:span text:style-name="T28">==</text:span><text:span text:style-name="T31"> j:</text:span></text:p>
            <text:p text:style-name="P34"><text:s text:c="12"/><text:span text:style-name="T13">continue</text:span></text:p>
            <text:p text:style-name="P36"><text:span text:style-name="T20"><text:s text:c="8"/></text:span><text:span text:style-name="T21">affinity_matrix[i][j] </text:span><text:span text:style-name="T23">=</text:span><text:span text:style-name="T21"> np</text:span><text:span text:style-name="T23">.</text:span><text:span text:style-name="T21">exp(</text:span><text:span text:style-name="T23">-</text:span><text:span text:style-name="T21">affinity_matrix[i][j] </text:span><text:span text:style-name="T23">/</text:span><text:span text:style-name="T21"> (</text:span><text:span text:style-name="T23">2</text:span><text:span text:style-name="T21"> </text:span><text:span text:style-name="T23">*</text:span><text:span text:style-name="T21"> sigma_sq))</text:span></text:p>
          </table:table-cell>
        </table:table-row>
        <table:table-row>
          <table:table-cell table:style-name="Table3.A2" office:value-type="string">
            <text:p text:style-name="P32"># Construct diagonal matrix</text:p>
            <text:p text:style-name="P33">diagonal_matrix <text:span text:style-name="T27">=</text:span> np<text:span text:style-name="T27">.</text:span>zeros((n, n))</text:p>
            <text:p text:style-name="P33"><text:span text:style-name="T12">for</text:span> i <text:span text:style-name="T29">in</text:span> <text:span text:style-name="T11">range</text:span>(n):</text:p>
            <text:p text:style-name="P36"><text:span text:style-name="T20"><text:s text:c="4"/></text:span><text:span text:style-name="T21">diagonal_matrix[i][i] </text:span><text:span text:style-name="T23">=</text:span><text:span text:style-name="T21"> np</text:span><text:span text:style-name="T23">.</text:span><text:span text:style-name="T21">sum(affinity_matrix[i]) <text:s text:c="2"/></text:span></text:p>
          </table:table-cell>
        </table:table-row>
        <table:table-row>
          <table:table-cell table:style-name="Table3.A2" office:value-type="string">
            <text:p text:style-name="P32"># Construct Laplacian matrix</text:p>
            <text:p text:style-name="P37"><text:span text:style-name="T19">L </text:span><text:span text:style-name="T24">=</text:span><text:span text:style-name="T19"> diagonal_matrix </text:span><text:span text:style-name="T24">-</text:span><text:span text:style-name="T19"> affinity_matrix</text:span></text:p>
          </table:table-cell>
        </table:table-row>
        <table:table-row>
          <table:table-cell table:style-name="Table3.A2" office:value-type="string">
            <text:p text:style-name="P32"># Find eigenvectors corresponding to k smallest eigenvalues,</text:p>
            <text:p text:style-name="P35"># of L and stack them columnwise</text:p>
            <text:p text:style-name="P33">eigvals, eigvecs <text:span text:style-name="T27">=</text:span> np<text:span text:style-name="T27">.</text:span>linalg<text:span text:style-name="T27">.</text:span>eigh(L)</text:p>
            <text:p text:style-name="P37"><text:span text:style-name="T19">X </text:span><text:span text:style-name="T24">=</text:span><text:span text:style-name="T19"> np</text:span><text:span text:style-name="T24">.</text:span><text:span text:style-name="T19">column_stack((eigvecs[i] </text:span><text:span text:style-name="T17">for</text:span><text:span text:style-name="T19"> i </text:span><text:span text:style-name="T26">in</text:span><text:span text:style-name="T19"> </text:span><text:span text:style-name="T18">range</text:span><text:span text:style-name="T19">(natural_clusters)))</text:span></text:p>
          </table:table-cell>
        </table:table-row>
        <table:table-row>
          <table:table-cell table:style-name="Table3.A2" office:value-type="string">
            <text:p text:style-name="P30">clusters <text:span text:style-name="T27">=</text:span> KMeans(n_clusters<text:span text:style-name="T27">=</text:span>natural_clusters)<text:span text:style-name="T27">.</text:span>fit(X)</text:p>
            <text:p text:style-name="P37"><text:span text:style-name="T19">cluster_numbers_predicted </text:span><text:span text:style-name="T24">=</text:span><text:span text:style-name="T19"> clusters</text:span><text:span text:style-name="T24">.</text:span><text:span text:style-name="T19">labels_ <text:s/></text:span></text:p>
          </table:table-cell>
        </table:table-row>
        <table:table-row>
          <table:table-cell table:style-name="Table3.A2" office:value-type="string">
            <text:p text:style-name="P32"># Map the original cluster labels to new cluster labels</text:p>
            <text:p text:style-name="P33">mappings <text:span text:style-name="T27">=</text:span> {}</text:p>
            <text:p text:style-name="P33">mappings_unavailable <text:span text:style-name="T27">=</text:span> []</text:p>
            <text:p text:style-name="P33"><text:span text:style-name="T12">for</text:span> i <text:span text:style-name="T29">in</text:span> <text:span text:style-name="T11">range</text:span>(<text:span text:style-name="T27">1</text:span>, natural_clusters <text:span text:style-name="T27">+</text:span> <text:span text:style-name="T27">1</text:span>):</text:p>
            <text:p text:style-name="P34"><text:s text:c="4"/><text:span text:style-name="T31">maxcnt </text:span><text:span text:style-name="T28">=</text:span><text:span text:style-name="T31"> </text:span><text:span text:style-name="T28">-1</text:span></text:p>
            <text:p text:style-name="P34"><text:s text:c="4"/><text:span text:style-name="T31">maxj </text:span><text:span text:style-name="T28">=</text:span><text:span text:style-name="T31"> </text:span><text:span text:style-name="T28">0</text:span></text:p>
            <text:p text:style-name="P34"><text:s text:c="4"/><text:span text:style-name="T13">for</text:span><text:span text:style-name="T31"> j </text:span><text:span text:style-name="T30">in</text:span><text:span text:style-name="T31"> </text:span><text:span text:style-name="T14">range</text:span><text:span text:style-name="T31">(</text:span><text:span text:style-name="T28">0</text:span><text:span text:style-name="T31">, natural_clusters):</text:span></text:p>
            <text:p text:style-name="P34"><text:s text:c="8"/><text:span text:style-name="T13">if</text:span><text:span text:style-name="T31"> j </text:span><text:span text:style-name="T30">in</text:span><text:span text:style-name="T31"> mappings_unavailable:</text:span></text:p>
            <text:p text:style-name="P34"><text:s text:c="12"/><text:span text:style-name="T13">continue</text:span></text:p>
            <text:p text:style-name="P34"><text:soft-page-break/><text:s text:c="8"/><text:span text:style-name="T33"># Count the number of points matching if i maps to j</text:span></text:p>
            <text:p text:style-name="P34"><text:s text:c="8"/><text:span text:style-name="T31">cnt </text:span><text:span text:style-name="T28">=</text:span><text:span text:style-name="T31"> </text:span><text:span text:style-name="T28">0</text:span></text:p>
            <text:p text:style-name="P34"><text:s text:c="8"/><text:span text:style-name="T13">for</text:span><text:span text:style-name="T31"> k </text:span><text:span text:style-name="T30">in</text:span><text:span text:style-name="T31"> </text:span><text:span text:style-name="T14">range</text:span><text:span text:style-name="T31">(n):</text:span></text:p>
            <text:p text:style-name="P34"><text:s text:c="12"/><text:span text:style-name="T13">if</text:span><text:span text:style-name="T31"> cluster_numbers[k] </text:span><text:span text:style-name="T28">==</text:span><text:span text:style-name="T31"> i </text:span><text:span text:style-name="T30">and</text:span><text:span text:style-name="T31"> cluster_numbers_predicted[k] </text:span><text:span text:style-name="T28">==</text:span><text:span text:style-name="T31"> j:</text:span></text:p>
            <text:p text:style-name="P34"><text:s text:c="16"/><text:span text:style-name="T31">cnt </text:span><text:span text:style-name="T28">=</text:span><text:span text:style-name="T31"> cnt </text:span><text:span text:style-name="T28">+</text:span><text:span text:style-name="T31"> </text:span><text:span text:style-name="T28">1</text:span></text:p>
            <text:p text:style-name="P34"><text:s text:c="8"/><text:span text:style-name="T13">if</text:span><text:span text:style-name="T31"> maxcnt </text:span><text:span text:style-name="T28">&lt;</text:span><text:span text:style-name="T31"> cnt:</text:span></text:p>
            <text:p text:style-name="P34"><text:s text:c="12"/><text:span text:style-name="T31">maxcnt </text:span><text:span text:style-name="T28">=</text:span><text:span text:style-name="T31"> cnt</text:span></text:p>
            <text:p text:style-name="P34"><text:s text:c="12"/><text:span text:style-name="T31">maxj </text:span><text:span text:style-name="T28">=</text:span><text:span text:style-name="T31"> j</text:span></text:p>
            <text:p text:style-name="P34"><text:s text:c="4"/><text:span text:style-name="T31">mappings[i] </text:span><text:span text:style-name="T28">=</text:span><text:span text:style-name="T31"> maxj</text:span></text:p>
            <text:p text:style-name="P34"><text:s text:c="4"/><text:span text:style-name="T31">mappings_unavailable</text:span><text:span text:style-name="T28">.</text:span><text:span text:style-name="T31">append(maxj)</text:span></text:p>
            <text:p text:style-name="P36"/>
            <text:p text:style-name="P33"><text:span text:style-name="T12">for</text:span> mapping <text:span text:style-name="T29">in</text:span> mappings<text:span text:style-name="T27">.</text:span>keys():</text:p>
            <text:p text:style-name="P36"><text:span text:style-name="T20"><text:s text:c="4"/></text:span><text:span text:style-name="T21">cluster_numbers[cluster_numbers </text:span><text:span text:style-name="T23">==</text:span><text:span text:style-name="T21"> mapping] </text:span><text:span text:style-name="T23">=</text:span><text:span text:style-name="T21"> mappings[mapping]</text:span></text:p>
          </table:table-cell>
        </table:table-row>
        <table:table-row>
          <table:table-cell table:style-name="Table3.A2" office:value-type="string">
            <text:p text:style-name="P32"># Finally compute accuracy</text:p>
            <text:p text:style-name="P33">cnt <text:span text:style-name="T27">=</text:span> <text:span text:style-name="T27">0.0</text:span></text:p>
            <text:p text:style-name="P33"><text:span text:style-name="T12">for</text:span> i <text:span text:style-name="T29">in</text:span> <text:span text:style-name="T11">range</text:span>(n):</text:p>
            <text:p text:style-name="P34"><text:s text:c="4"/><text:span text:style-name="T13">if</text:span><text:span text:style-name="T31"> cluster_numbers[i] </text:span><text:span text:style-name="T28">==</text:span><text:span text:style-name="T31"> cluster_numbers_predicted[i]:</text:span></text:p>
            <text:p text:style-name="P34"><text:s text:c="8"/><text:span text:style-name="T31">cnt </text:span><text:span text:style-name="T28">=</text:span><text:span text:style-name="T31"> cnt </text:span><text:span text:style-name="T28">+</text:span><text:span text:style-name="T31"> </text:span><text:span text:style-name="T28">1.0</text:span></text:p>
            <text:p text:style-name="P37"><text:span text:style-name="T18">print</text:span><text:span text:style-name="T19">(</text:span><text:span text:style-name="T25">"Accuracy: "</text:span><text:span text:style-name="T19">, cnt</text:span><text:span text:style-name="T24">/</text:span><text:span text:style-name="T19">n)</text:span></text:p>
          </table:table-cell>
        </table:table-row>
      </table:table>
      <text:p text:style-name="P3"/>
      <text:p text:style-name="P2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Dataset</text:p>
          </table:table-cell>
          <table:table-cell table:style-name="Table4.B1" office:value-type="string">
            <text:p text:style-name="P9">Accuracy</text:p>
          </table:table-cell>
        </table:table-row>
        <table:table-row>
          <table:table-cell table:style-name="Table4.A2" office:value-type="string">
            <text:p text:style-name="P6">Seeds</text:p>
          </table:table-cell>
          <table:table-cell table:style-name="Table4.B2" office:value-type="string">
            <text:p text:style-name="P12">0.34285714285714286</text:p>
          </table:table-cell>
        </table:table-row>
        <table:table-row>
          <table:table-cell table:style-name="Table4.A2" office:value-type="string">
            <text:p text:style-name="P6">Hamdi Tolga KAHRAMAN</text:p>
          </table:table-cell>
          <table:table-cell table:style-name="Table4.B2" office:value-type="string">
            <text:p text:style-name="P12">0.<text:span text:style-name="T34">25</text:span>689922480620156</text:p>
          </table:table-cell>
        </table:table-row>
      </table:table>
      <text:p text:style-name="P24"/>
      <text:p text:style-name="P24">Kernel K-Means Clustering:</text:p>
      <text:p text:style-name="P18"/>
      <table:table table:name="Table5" table:style-name="Table5">
        <table:table-column table:style-name="Table5.A"/>
        <table:table-row>
          <table:table-cell table:style-name="Table5.A1" office:value-type="string">
            <text:p text:style-name="P29"><text:span text:style-name="T12">import</text:span> <text:span text:style-name="T15">pandas</text:span> <text:span text:style-name="T12">as</text:span> <text:span text:style-name="T15">pd</text:span></text:p>
            <text:p text:style-name="P33"><text:span text:style-name="T12">import</text:span> <text:span text:style-name="T15">numpy</text:span> <text:span text:style-name="T12">as</text:span> <text:span text:style-name="T15">np</text:span></text:p>
            <text:p text:style-name="P33"><text:span text:style-name="T12">import</text:span> <text:span text:style-name="T15">random</text:span></text:p>
            <text:p text:style-name="P36"/>
            <text:p text:style-name="P35"># Disable warnings from being printed</text:p>
            <text:p text:style-name="P33"><text:span text:style-name="T12">from</text:span> <text:span text:style-name="T15">warnings</text:span> <text:span text:style-name="T12">import</text:span> filterwarnings</text:p>
            <text:p text:style-name="P33">filterwarnings(<text:span text:style-name="T16">'ignore'</text:span>)</text:p>
            <text:p text:style-name="P36"/>
            <text:p text:style-name="P33"><text:span text:style-name="T12">from</text:span> <text:span text:style-name="T15">scipy.spatial.distance</text:span> <text:span text:style-name="T12">import</text:span> pdist, squareform</text:p>
            <text:p text:style-name="P37"><text:span text:style-name="T17">from</text:span><text:span text:style-name="T19"> </text:span><text:span text:style-name="T22">sys</text:span><text:span text:style-name="T19"> </text:span><text:span text:style-name="T17">import</text:span><text:span text:style-name="T19"> maxsize</text:span></text:p>
          </table:table-cell>
        </table:table-row>
        <table:table-row>
          <table:table-cell table:style-name="Table5.A2" office:value-type="string">
            <text:p text:style-name="P31"># For seeds dataset</text:p>
            <text:p text:style-name="P35"># Read the data</text:p>
            <text:p text:style-name="P33">data <text:span text:style-name="T27">=</text:span> pd<text:span text:style-name="T27">.</text:span>read_csv(<text:span text:style-name="T16">"seeds_dataset.txt"</text:span>, sep<text:span text:style-name="T27">=</text:span><text:span text:style-name="T16">r"\s*"</text:span>, header<text:span text:style-name="T27">=</text:span><text:span text:style-name="T12">None</text:span>)</text:p>
            <text:p text:style-name="P36"/>
            <text:p text:style-name="P35"># Given labels (natural clusters in data)</text:p>
            <text:p text:style-name="P33">cluster_numbers <text:span text:style-name="T27">=</text:span> data<text:span text:style-name="T27">.</text:span>loc[:, <text:span text:style-name="T27">7</text:span>]<text:span text:style-name="T27">.</text:span>copy()</text:p>
            <text:p text:style-name="P33">cluster_numbers_predicted <text:span text:style-name="T27">=</text:span> data<text:span text:style-name="T27">.</text:span>loc[:, <text:span text:style-name="T27">7</text:span>]<text:span text:style-name="T27">.</text:span>copy()</text:p>
            <text:p text:style-name="P33">cluster_numbers_predicted<text:span text:style-name="T27">.</text:span>iloc[:] <text:span text:style-name="T27">=</text:span> <text:span text:style-name="T27">0</text:span></text:p>
            <text:p text:style-name="P33">natural_clusters <text:span text:style-name="T27">=</text:span> cluster_numbers<text:span text:style-name="T27">.</text:span>unique()<text:span text:style-name="T27">.</text:span>shape[<text:span text:style-name="T27">0</text:span>]</text:p>
            <text:p text:style-name="P36"/>
            <text:p text:style-name="P35"># Get attributes</text:p>
            <text:p text:style-name="P33">data <text:span text:style-name="T27">=</text:span> data<text:span text:style-name="T27">.</text:span>loc[:, <text:span text:style-name="T27">0</text:span>:<text:span text:style-name="T27">6</text:span>]</text:p>
            <text:p text:style-name="P36"/>
            <text:p text:style-name="P35"><text:soft-page-break/># Total number of points</text:p>
            <text:p text:style-name="P37"><text:span text:style-name="T19">n </text:span><text:span text:style-name="T24">=</text:span><text:span text:style-name="T19"> data</text:span><text:span text:style-name="T24">.</text:span><text:span text:style-name="T19">shape[</text:span><text:span text:style-name="T24">0</text:span><text:span text:style-name="T19">]</text:span></text:p>
          </table:table-cell>
        </table:table-row>
        <table:table-row>
          <table:table-cell table:style-name="Table5.A2" office:value-type="string">
            <text:p text:style-name="P31"># For Data_User_Modeling_Dataset_Hamdi Tolga KAHRAMAN dataset</text:p>
            <text:p text:style-name="P35"># Read the data</text:p>
            <text:p text:style-name="P33">data <text:span text:style-name="T27">=</text:span> pd<text:span text:style-name="T27">.</text:span>read_csv(<text:span text:style-name="T16">"Data_User_Modeling_Dataset_Hamdi Tolga KAHRAMAN.csv"</text:span>, sep<text:span text:style-name="T27">=</text:span><text:span text:style-name="T16">r"\s*"</text:span>, header<text:span text:style-name="T27">=</text:span><text:span text:style-name="T12">None</text:span>)</text:p>
            <text:p text:style-name="P36"/>
            <text:p text:style-name="P35"># Given labels (natural clusters in data)</text:p>
            <text:p text:style-name="P33">cluster_numbers <text:span text:style-name="T27">=</text:span> data<text:span text:style-name="T27">.</text:span>loc[:, <text:span text:style-name="T27">5</text:span>]<text:span text:style-name="T27">.</text:span>copy()</text:p>
            <text:p text:style-name="P33">cluster_numbers[cluster_numbers <text:span text:style-name="T27">==</text:span> <text:span text:style-name="T16">"very_low"</text:span>] <text:span text:style-name="T27">=</text:span> <text:span text:style-name="T27">1</text:span></text:p>
            <text:p text:style-name="P33">cluster_numbers[cluster_numbers <text:span text:style-name="T27">==</text:span> <text:span text:style-name="T16">"High"</text:span>] <text:span text:style-name="T27">=</text:span> <text:span text:style-name="T27">2</text:span></text:p>
            <text:p text:style-name="P33">cluster_numbers[cluster_numbers <text:span text:style-name="T27">==</text:span> <text:span text:style-name="T16">"Low"</text:span>] <text:span text:style-name="T27">=</text:span> <text:span text:style-name="T27">3</text:span></text:p>
            <text:p text:style-name="P33">cluster_numbers[cluster_numbers <text:span text:style-name="T27">==</text:span> <text:span text:style-name="T16">"Middle"</text:span>] <text:span text:style-name="T27">=</text:span> <text:span text:style-name="T27">4</text:span></text:p>
            <text:p text:style-name="P33">cluster_numbers_predicted <text:span text:style-name="T27">=</text:span> cluster_numbers<text:span text:style-name="T27">.</text:span>copy()</text:p>
            <text:p text:style-name="P33">cluster_numbers_predicted<text:span text:style-name="T27">.</text:span>iloc[:] <text:span text:style-name="T27">=</text:span> <text:span text:style-name="T27">0</text:span></text:p>
            <text:p text:style-name="P33">natural_clusters <text:span text:style-name="T27">=</text:span> cluster_numbers<text:span text:style-name="T27">.</text:span>unique()<text:span text:style-name="T27">.</text:span>shape[<text:span text:style-name="T27">0</text:span>]</text:p>
            <text:p text:style-name="P36"/>
            <text:p text:style-name="P35"># Get attributes</text:p>
            <text:p text:style-name="P33">data <text:span text:style-name="T27">=</text:span> data<text:span text:style-name="T27">.</text:span>loc[:, <text:span text:style-name="T27">0</text:span>:<text:span text:style-name="T27">4</text:span>]</text:p>
            <text:p text:style-name="P36"/>
            <text:p text:style-name="P35"># Total number of points</text:p>
            <text:p text:style-name="P37"><text:span text:style-name="T19">n </text:span><text:span text:style-name="T24">=</text:span><text:span text:style-name="T19"> data</text:span><text:span text:style-name="T24">.</text:span><text:span text:style-name="T19">shape[</text:span><text:span text:style-name="T24">0</text:span><text:span text:style-name="T19">]</text:span></text:p>
          </table:table-cell>
        </table:table-row>
        <table:table-row>
          <table:table-cell table:style-name="Table5.A2" office:value-type="string">
            <text:p text:style-name="P31"># Compute Kernel Matrix</text:p>
            <text:p text:style-name="P33">gamma <text:span text:style-name="T27">=</text:span> <text:span text:style-name="T27">1</text:span>e<text:span text:style-name="T27">-3</text:span></text:p>
            <text:p text:style-name="P33">c <text:span text:style-name="T27">=</text:span> random<text:span text:style-name="T27">.</text:span>randint(<text:span text:style-name="T27">1</text:span>, <text:span text:style-name="T27">10</text:span>)</text:p>
            <text:p text:style-name="P33">d <text:span text:style-name="T27">=</text:span> <text:span text:style-name="T27">2</text:span></text:p>
            <text:p text:style-name="P36"/>
            <text:p text:style-name="P33">sq_dists <text:span text:style-name="T27">=</text:span> pdist(data, <text:span text:style-name="T16">'sqeuclidean'</text:span>)</text:p>
            <text:p text:style-name="P36"/>
            <text:p text:style-name="P35"># Converting the pairwise distances into a symmetric NxN matrix.</text:p>
            <text:p text:style-name="P33">mat_sq_dists <text:span text:style-name="T27">=</text:span> squareform(sq_dists)</text:p>
            <text:p text:style-name="P36"/>
            <text:p text:style-name="P35"># Computing the NxN RBF kernel matrix.</text:p>
            <text:p text:style-name="P35"># K = np.exp(-gamma * mat_sq_dists)</text:p>
            <text:p text:style-name="P36"/>
            <text:p text:style-name="P35"># Compute Polynomial kernel</text:p>
            <text:p text:style-name="P37"><text:span text:style-name="T19">K </text:span><text:span text:style-name="T24">=</text:span><text:span text:style-name="T19"> (mat_sq_dists </text:span><text:span text:style-name="T24">+</text:span><text:span text:style-name="T19"> c)</text:span><text:span text:style-name="T24">**</text:span><text:span text:style-name="T19">d</text:span></text:p>
          </table:table-cell>
        </table:table-row>
        <table:table-row>
          <table:table-cell table:style-name="Table5.A2" office:value-type="string">
            <text:p text:style-name="P31"># Randomly initialise k centroids as first k data points</text:p>
            <text:p text:style-name="P33">centroid_matrix <text:span text:style-name="T27">=</text:span> data<text:span text:style-name="T27">.</text:span>iloc[<text:span text:style-name="T27">0</text:span>:natural_clusters]</text:p>
            <text:p text:style-name="P33">cluster_points <text:span text:style-name="T27">=</text:span> []</text:p>
            <text:p text:style-name="P33"><text:span text:style-name="T12">for</text:span> i <text:span text:style-name="T29">in</text:span> <text:span text:style-name="T11">range</text:span>(natural_clusters):</text:p>
            <text:p text:style-name="P36"><text:span text:style-name="T20"><text:s text:c="4"/></text:span><text:span text:style-name="T21">cluster_points</text:span><text:span text:style-name="T23">.</text:span><text:span text:style-name="T21">append((i, ))</text:span></text:p>
          </table:table-cell>
        </table:table-row>
        <table:table-row>
          <table:table-cell table:style-name="Table5.A2" office:value-type="string">
            <text:p text:style-name="P31"># While data points are re-assigned clusters, loop</text:p>
            <text:p text:style-name="P33">reassigned_flag <text:span text:style-name="T27">=</text:span> <text:span text:style-name="T12">True</text:span></text:p>
            <text:p text:style-name="P33"><text:span text:style-name="T11">iter</text:span> <text:span text:style-name="T27">=</text:span> <text:span text:style-name="T27">0</text:span></text:p>
            <text:p text:style-name="P33"><text:span text:style-name="T12">while</text:span> reassigned_flag:</text:p>
            <text:p text:style-name="P34"><text:s text:c="4"/><text:span text:style-name="T14">iter</text:span><text:span text:style-name="T31"> </text:span><text:span text:style-name="T28">=</text:span><text:span text:style-name="T31"> </text:span><text:span text:style-name="T14">iter</text:span><text:span text:style-name="T31"> </text:span><text:span text:style-name="T28">+</text:span><text:span text:style-name="T31"> </text:span><text:span text:style-name="T28">1</text:span></text:p>
            <text:p text:style-name="P34"><text:s text:c="4"/><text:span text:style-name="T13">if</text:span><text:span text:style-name="T31"> </text:span><text:span text:style-name="T14">iter</text:span><text:span text:style-name="T31"> </text:span><text:span text:style-name="T28">==</text:span><text:span text:style-name="T31"> </text:span><text:span text:style-name="T28">1</text:span><text:span text:style-name="T31">e</text:span><text:span text:style-name="T32">2</text:span><text:span text:style-name="T31">:</text:span></text:p>
            <text:p text:style-name="P34"><text:s text:c="8"/><text:span text:style-name="T13">break</text:span></text:p>
            <text:p text:style-name="P34"><text:s text:c="4"/><text:span text:style-name="T31">reassigned_flag </text:span><text:span text:style-name="T28">=</text:span><text:span text:style-name="T31"> </text:span><text:span text:style-name="T13">False</text:span><text:span text:style-name="T31"> <text:s text:c="6"/></text:span></text:p>
            <text:p text:style-name="P34"><text:s text:c="4"/><text:span text:style-name="T31">cluster_points_new </text:span><text:span text:style-name="T28">=</text:span><text:span text:style-name="T31"> [()]</text:span><text:span text:style-name="T28">*</text:span><text:span text:style-name="T31">natural_clusters</text:span></text:p>
            <text:p text:style-name="P34"><text:s text:c="4"/><text:span text:style-name="T33"># For each data point compute nearest cluster</text:span></text:p>
            <text:p text:style-name="P34"><text:s text:c="4"/><text:span text:style-name="T13">for</text:span><text:span text:style-name="T31"> i </text:span><text:span text:style-name="T30">in</text:span><text:span text:style-name="T31"> </text:span><text:span text:style-name="T14">range</text:span><text:span text:style-name="T31">(n):</text:span></text:p>
            <text:p text:style-name="P34"><text:soft-page-break/><text:s text:c="8"/><text:span text:style-name="T31">minj </text:span><text:span text:style-name="T28">=</text:span><text:span text:style-name="T31"> </text:span><text:span text:style-name="T28">0</text:span></text:p>
            <text:p text:style-name="P34"><text:s text:c="8"/><text:span text:style-name="T31">mindist </text:span><text:span text:style-name="T28">=</text:span><text:span text:style-name="T31"> maxsize</text:span></text:p>
            <text:p text:style-name="P34"><text:s text:c="8"/><text:span text:style-name="T13">for</text:span><text:span text:style-name="T31"> j </text:span><text:span text:style-name="T30">in</text:span><text:span text:style-name="T31"> </text:span><text:span text:style-name="T14">range</text:span><text:span text:style-name="T31">(natural_clusters):</text:span></text:p>
            <text:p text:style-name="P34"><text:s text:c="12"/><text:span text:style-name="T31">cluster_cardinality </text:span><text:span text:style-name="T28">=</text:span><text:span text:style-name="T31"> </text:span><text:span text:style-name="T14">len</text:span><text:span text:style-name="T31">(cluster_points[j])</text:span></text:p>
            <text:p text:style-name="P34"><text:s text:c="12"/><text:span text:style-name="T31">dist </text:span><text:span text:style-name="T28">=</text:span><text:span text:style-name="T31"> K[i][i]</text:span></text:p>
            <text:p text:style-name="P34"><text:s text:c="12"/><text:span text:style-name="T14">sum</text:span><text:span text:style-name="T31"> </text:span><text:span text:style-name="T28">=</text:span><text:span text:style-name="T31"> </text:span><text:span text:style-name="T28">0</text:span></text:p>
            <text:p text:style-name="P34"><text:s text:c="12"/></text:p>
            <text:p text:style-name="P34"><text:s text:c="12"/><text:span text:style-name="T13">for</text:span><text:span text:style-name="T31"> point </text:span><text:span text:style-name="T30">in</text:span><text:span text:style-name="T31"> cluster_points[j]:</text:span></text:p>
            <text:p text:style-name="P34"><text:s text:c="16"/><text:span text:style-name="T14">sum</text:span><text:span text:style-name="T31"> </text:span><text:span text:style-name="T28">=</text:span><text:span text:style-name="T31"> </text:span><text:span text:style-name="T14">sum</text:span><text:span text:style-name="T31"> </text:span><text:span text:style-name="T28">+</text:span><text:span text:style-name="T31"> K[i][point]</text:span></text:p>
            <text:p text:style-name="P34"><text:s text:c="16"/></text:p>
            <text:p text:style-name="P34"><text:s text:c="12"/><text:span text:style-name="T13">if</text:span><text:span text:style-name="T31"> cluster_cardinality </text:span><text:span text:style-name="T28">!=</text:span><text:span text:style-name="T31"> </text:span><text:span text:style-name="T28">0</text:span><text:span text:style-name="T31">:</text:span></text:p>
            <text:p text:style-name="P34"><text:s text:c="16"/><text:span text:style-name="T31">dist </text:span><text:span text:style-name="T28">=</text:span><text:span text:style-name="T31"> dist </text:span><text:span text:style-name="T28">-</text:span><text:span text:style-name="T31"> (</text:span><text:span text:style-name="T28">2*</text:span><text:span text:style-name="T14">sum</text:span><text:span text:style-name="T31">) </text:span><text:span text:style-name="T28">/</text:span><text:span text:style-name="T31"> cluster_cardinality</text:span></text:p>
            <text:p text:style-name="P34"><text:s text:c="12"/></text:p>
            <text:p text:style-name="P34"><text:s text:c="12"/><text:span text:style-name="T14">sum</text:span><text:span text:style-name="T31"> </text:span><text:span text:style-name="T28">=</text:span><text:span text:style-name="T31"> </text:span><text:span text:style-name="T28">0</text:span></text:p>
            <text:p text:style-name="P34"><text:s text:c="12"/><text:span text:style-name="T13">for</text:span><text:span text:style-name="T31"> p1 </text:span><text:span text:style-name="T30">in</text:span><text:span text:style-name="T31"> cluster_points[j]:</text:span></text:p>
            <text:p text:style-name="P34"><text:s text:c="16"/><text:span text:style-name="T13">for</text:span><text:span text:style-name="T31"> p2 </text:span><text:span text:style-name="T30">in</text:span><text:span text:style-name="T31"> cluster_points[j]:</text:span></text:p>
            <text:p text:style-name="P34"><text:s text:c="20"/><text:span text:style-name="T14">sum</text:span><text:span text:style-name="T31"> </text:span><text:span text:style-name="T28">=</text:span><text:span text:style-name="T31"> </text:span><text:span text:style-name="T14">sum</text:span><text:span text:style-name="T31"> </text:span><text:span text:style-name="T28">+</text:span><text:span text:style-name="T31"> K[p1][p2]</text:span></text:p>
            <text:p text:style-name="P34"><text:s text:c="20"/></text:p>
            <text:p text:style-name="P34"><text:s text:c="12"/><text:span text:style-name="T13">if</text:span><text:span text:style-name="T31"> cluster_cardinality </text:span><text:span text:style-name="T28">!=</text:span><text:span text:style-name="T31"> </text:span><text:span text:style-name="T28">0</text:span><text:span text:style-name="T31">:</text:span></text:p>
            <text:p text:style-name="P34"><text:s text:c="16"/><text:span text:style-name="T31">dist </text:span><text:span text:style-name="T28">=</text:span><text:span text:style-name="T31"> dist </text:span><text:span text:style-name="T28">-</text:span><text:span text:style-name="T31"> (</text:span><text:span text:style-name="T14">sum</text:span><text:span text:style-name="T31"> </text:span><text:span text:style-name="T28">/</text:span><text:span text:style-name="T31"> (cluster_cardinality</text:span><text:span text:style-name="T28">**2</text:span><text:span text:style-name="T31">))</text:span></text:p>
            <text:p text:style-name="P36"/>
            <text:p text:style-name="P34"><text:s text:c="12"/><text:span text:style-name="T13">if</text:span><text:span text:style-name="T31"> mindist </text:span><text:span text:style-name="T28">&gt;</text:span><text:span text:style-name="T31"> dist:</text:span></text:p>
            <text:p text:style-name="P34"><text:s text:c="16"/><text:span text:style-name="T31">mindist </text:span><text:span text:style-name="T28">=</text:span><text:span text:style-name="T31"> dist</text:span></text:p>
            <text:p text:style-name="P34"><text:s text:c="16"/><text:span text:style-name="T31">minj </text:span><text:span text:style-name="T28">=</text:span><text:span text:style-name="T31"> j</text:span></text:p>
            <text:p text:style-name="P34"><text:s text:c="16"/></text:p>
            <text:p text:style-name="P34"><text:s text:c="8"/><text:span text:style-name="T13">if</text:span><text:span text:style-name="T31"> cluster_numbers_predicted[i] </text:span><text:span text:style-name="T28">!=</text:span><text:span text:style-name="T31"> minj:</text:span></text:p>
            <text:p text:style-name="P34"><text:s text:c="12"/><text:span text:style-name="T31">reassigned_flag </text:span><text:span text:style-name="T28">=</text:span><text:span text:style-name="T31"> </text:span><text:span text:style-name="T13">True</text:span></text:p>
            <text:p text:style-name="P34"><text:s text:c="12"/><text:span text:style-name="T31">cluster_numbers_predicted[i] </text:span><text:span text:style-name="T28">=</text:span><text:span text:style-name="T31"> minj</text:span></text:p>
            <text:p text:style-name="P34"><text:s text:c="12"/></text:p>
            <text:p text:style-name="P34"><text:s text:c="8"/><text:span text:style-name="T31">cluster_points_new[minj] </text:span><text:span text:style-name="T28">=</text:span><text:span text:style-name="T31"> cluster_points_new[minj] </text:span><text:span text:style-name="T28">+</text:span><text:span text:style-name="T31"> (i, )</text:span></text:p>
            <text:p text:style-name="P34"><text:s text:c="8"/></text:p>
            <text:p text:style-name="P36"><text:span text:style-name="T20"><text:s text:c="4"/></text:span><text:span text:style-name="T21">cluster_points </text:span><text:span text:style-name="T23">=</text:span><text:span text:style-name="T21"> cluster_points_new</text:span><text:span text:style-name="T23">.</text:span><text:span text:style-name="T21">copy()</text:span></text:p>
          </table:table-cell>
        </table:table-row>
        <table:table-row>
          <table:table-cell table:style-name="Table5.A2" office:value-type="string">
            <text:p text:style-name="P31"># Map the original cluster labels to new cluster labels</text:p>
            <text:p text:style-name="P33">mappings <text:span text:style-name="T27">=</text:span> {}</text:p>
            <text:p text:style-name="P33">mappings_unavailable <text:span text:style-name="T27">=</text:span> []</text:p>
            <text:p text:style-name="P33"><text:span text:style-name="T12">for</text:span> i <text:span text:style-name="T29">in</text:span> <text:span text:style-name="T11">range</text:span>(<text:span text:style-name="T27">1</text:span>, natural_clusters <text:span text:style-name="T27">+</text:span> <text:span text:style-name="T27">1</text:span>):</text:p>
            <text:p text:style-name="P34"><text:s text:c="4"/><text:span text:style-name="T31">maxcnt </text:span><text:span text:style-name="T28">=</text:span><text:span text:style-name="T31"> </text:span><text:span text:style-name="T28">-1</text:span></text:p>
            <text:p text:style-name="P34"><text:s text:c="4"/><text:span text:style-name="T31">maxj </text:span><text:span text:style-name="T28">=</text:span><text:span text:style-name="T31"> </text:span><text:span text:style-name="T28">0</text:span></text:p>
            <text:p text:style-name="P34"><text:s text:c="4"/><text:span text:style-name="T13">for</text:span><text:span text:style-name="T31"> j </text:span><text:span text:style-name="T30">in</text:span><text:span text:style-name="T31"> </text:span><text:span text:style-name="T14">range</text:span><text:span text:style-name="T31">(</text:span><text:span text:style-name="T28">0</text:span><text:span text:style-name="T31">, natural_clusters):</text:span></text:p>
            <text:p text:style-name="P34"><text:s text:c="8"/><text:span text:style-name="T13">if</text:span><text:span text:style-name="T31"> j </text:span><text:span text:style-name="T30">in</text:span><text:span text:style-name="T31"> mappings_unavailable:</text:span></text:p>
            <text:p text:style-name="P34"><text:s text:c="12"/><text:span text:style-name="T13">continue</text:span></text:p>
            <text:p text:style-name="P34"><text:s text:c="8"/><text:span text:style-name="T33"># Count the number of points matching if i maps to j</text:span></text:p>
            <text:p text:style-name="P34"><text:s text:c="8"/><text:span text:style-name="T31">cnt </text:span><text:span text:style-name="T28">=</text:span><text:span text:style-name="T31"> </text:span><text:span text:style-name="T28">0</text:span></text:p>
            <text:p text:style-name="P34"><text:s text:c="8"/><text:span text:style-name="T13">for</text:span><text:span text:style-name="T31"> k </text:span><text:span text:style-name="T30">in</text:span><text:span text:style-name="T31"> </text:span><text:span text:style-name="T14">range</text:span><text:span text:style-name="T31">(n):</text:span></text:p>
            <text:p text:style-name="P34"><text:s text:c="12"/><text:span text:style-name="T13">if</text:span><text:span text:style-name="T31"> cluster_numbers[k] </text:span><text:span text:style-name="T28">==</text:span><text:span text:style-name="T31"> i </text:span><text:span text:style-name="T30">and</text:span><text:span text:style-name="T31"> cluster_numbers_predicted[k] </text:span><text:span text:style-name="T28">==</text:span><text:span text:style-name="T31"> j:</text:span></text:p>
            <text:p text:style-name="P34"><text:s text:c="16"/><text:span text:style-name="T31">cnt </text:span><text:span text:style-name="T28">=</text:span><text:span text:style-name="T31"> cnt </text:span><text:span text:style-name="T28">+</text:span><text:span text:style-name="T31"> </text:span><text:span text:style-name="T28">1</text:span></text:p>
            <text:p text:style-name="P34"><text:s text:c="8"/><text:span text:style-name="T13">if</text:span><text:span text:style-name="T31"> maxcnt </text:span><text:span text:style-name="T28">&lt;</text:span><text:span text:style-name="T31"> cnt:</text:span></text:p>
            <text:p text:style-name="P34"><text:s text:c="12"/><text:span text:style-name="T31">maxcnt </text:span><text:span text:style-name="T28">=</text:span><text:span text:style-name="T31"> cnt</text:span></text:p>
            <text:p text:style-name="P34"><text:s text:c="12"/><text:span text:style-name="T31">maxj </text:span><text:span text:style-name="T28">=</text:span><text:span text:style-name="T31"> j</text:span></text:p>
            <text:p text:style-name="P34"><text:s text:c="4"/><text:span text:style-name="T31">mappings[i] </text:span><text:span text:style-name="T28">=</text:span><text:span text:style-name="T31"> maxj</text:span></text:p>
            <text:p text:style-name="P34"><text:s text:c="4"/><text:span text:style-name="T31">mappings_unavailable</text:span><text:span text:style-name="T28">.</text:span><text:span text:style-name="T31">append(maxj)</text:span></text:p>
            <text:p text:style-name="P36"/>
            <text:p text:style-name="P33"><text:soft-page-break/><text:span text:style-name="T12">for</text:span> mapping <text:span text:style-name="T29">in</text:span> mappings<text:span text:style-name="T27">.</text:span>keys():</text:p>
            <text:p text:style-name="P36"><text:span text:style-name="T20"><text:s text:c="4"/></text:span><text:span text:style-name="T21">cluster_numbers[cluster_numbers </text:span><text:span text:style-name="T23">==</text:span><text:span text:style-name="T21"> mapping] </text:span><text:span text:style-name="T23">=</text:span><text:span text:style-name="T21"> mappings[mapping]</text:span></text:p>
          </table:table-cell>
        </table:table-row>
        <table:table-row>
          <table:table-cell table:style-name="Table5.A2" office:value-type="string">
            <text:p text:style-name="P31"># Finally compute accuracy</text:p>
            <text:p text:style-name="P33">cnt <text:span text:style-name="T27">=</text:span> <text:span text:style-name="T27">0.0</text:span></text:p>
            <text:p text:style-name="P33"><text:span text:style-name="T12">for</text:span> i <text:span text:style-name="T29">in</text:span> <text:span text:style-name="T11">range</text:span>(n):</text:p>
            <text:p text:style-name="P34"><text:s text:c="4"/><text:span text:style-name="T13">if</text:span><text:span text:style-name="T31"> cluster_numbers[i] </text:span><text:span text:style-name="T28">==</text:span><text:span text:style-name="T31"> cluster_numbers_predicted[i]:</text:span></text:p>
            <text:p text:style-name="P34"><text:s text:c="8"/><text:span text:style-name="T31">cnt </text:span><text:span text:style-name="T28">=</text:span><text:span text:style-name="T31"> cnt </text:span><text:span text:style-name="T28">+</text:span><text:span text:style-name="T31"> </text:span><text:span text:style-name="T28">1.0</text:span></text:p>
            <text:p text:style-name="P37"><text:span text:style-name="T18">print</text:span><text:span text:style-name="T19">(</text:span><text:span text:style-name="T25">"Accuracy: "</text:span><text:span text:style-name="T19">, cnt</text:span><text:span text:style-name="T24">/</text:span><text:span text:style-name="T19">n)</text:span></text:p>
          </table:table-cell>
        </table:table-row>
      </table:table>
      <text:p text:style-name="P18"/>
      <text:p text:style-name="P19"/>
      <table:table table:name="Table6" table:style-name="Table6">
        <table:table-column table:style-name="Table6.A"/>
        <table:table-column table:style-name="Table6.B" table:number-columns-repeated="2"/>
        <table:table-row>
          <table:table-cell table:style-name="Table6.A1" office:value-type="string">
            <text:p text:style-name="P10">Dataset</text:p>
          </table:table-cell>
          <table:table-cell table:style-name="Table6.A1" office:value-type="string">
            <text:p text:style-name="P11">Kernel</text:p>
          </table:table-cell>
          <table:table-cell table:style-name="Table6.C1" office:value-type="string">
            <text:p text:style-name="P10">Accuracy</text:p>
          </table:table-cell>
        </table:table-row>
        <table:table-row>
          <table:table-cell table:style-name="Table6.A2" office:value-type="string">
            <text:p text:style-name="P7">Seeds</text:p>
          </table:table-cell>
          <table:table-cell table:style-name="Table6.A2" office:value-type="string">
            <text:p text:style-name="P14">Polynomial</text:p>
          </table:table-cell>
          <table:table-cell table:style-name="Table6.C2" office:value-type="string">
            <text:p text:style-name="P14">0.5952380952380952</text:p>
          </table:table-cell>
        </table:table-row>
        <table:table-row>
          <table:table-cell table:style-name="Table6.A2" office:value-type="string">
            <text:p text:style-name="P7">Seeds</text:p>
          </table:table-cell>
          <table:table-cell table:style-name="Table6.A2" office:value-type="string">
            <text:p text:style-name="P14">RBF</text:p>
          </table:table-cell>
          <table:table-cell table:style-name="Table6.C2" office:value-type="string">
            <text:p text:style-name="P15">0.8952380952380953</text:p>
          </table:table-cell>
        </table:table-row>
        <table:table-row>
          <table:table-cell table:style-name="Table6.A2" office:value-type="string">
            <text:p text:style-name="P7">Hamdi Tolga KAHRAMAN</text:p>
          </table:table-cell>
          <table:table-cell table:style-name="Table6.A2" office:value-type="string">
            <text:p text:style-name="P14">Polynomial</text:p>
          </table:table-cell>
          <table:table-cell table:style-name="Table6.C2" office:value-type="string">
            <text:p text:style-name="P14">0.53069767441860467</text:p>
          </table:table-cell>
        </table:table-row>
        <table:table-row>
          <table:table-cell table:style-name="Table6.A2" office:value-type="string">
            <text:p text:style-name="P7">Hamdi Tolga KAHRAMAN</text:p>
          </table:table-cell>
          <table:table-cell table:style-name="Table6.A2" office:value-type="string">
            <text:p text:style-name="P14">RBF</text:p>
          </table:table-cell>
          <table:table-cell table:style-name="Table6.C2" office:value-type="string">
            <text:p text:style-name="P15">0.70573643410852715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4:08:21.025996170</meta:creation-date>
    <dc:date>2016-11-12T21:15:37.814719168</dc:date>
    <meta:editing-duration>PT10M37S</meta:editing-duration>
    <meta:editing-cycles>2</meta:editing-cycles>
    <meta:generator>LibreOffice/5.1.4.2$Linux_X86_64 LibreOffice_project/10m0$Build-2</meta:generator>
    <meta:document-statistic meta:table-count="6" meta:image-count="0" meta:object-count="20" meta:page-count="10" meta:paragraph-count="435" meta:word-count="1776" meta:character-count="14210" meta:non-whitespace-character-count="11276"/>
  </office:meta>
</office:document-meta>
</file>

<file path=Object 1/content.xml><?xml version="1.0" encoding="utf-8"?>
<math xmlns="http://www.w3.org/1998/Math/MathML" display="block">
  <semantics>
    <mrow>
      <mi>X</mi>
      <mo stretchy="false">=</mo>
      <mrow>
        <mo fence="true" stretchy="false">{</mo>
        <mrow>
          <mrow>
            <msub>
              <mi>a</mi>
              <mn>1,</mn>
            </msub>
            <msub>
              <mi>a</mi>
              <mn>2,</mn>
            </msub>
            <msub>
              <mi>a</mi>
              <mn>3,</mn>
            </msub>
            <mn>...</mn>
            <mi>,</mi>
            <msub>
              <mi>a</mi>
              <mi>n</mi>
            </msub>
          </mrow>
        </mrow>
        <mo fence="true" stretchy="false">}</mo>
      </mrow>
    </mrow>
    <annotation encoding="StarMath 5.0"> X = lbrace a_1, a_2, a_3, ..., a_n rbrace </annotation>
  </semantics>
</math>
</file>

<file path=Object 10/content.xml><?xml version="1.0" encoding="utf-8"?>
<math xmlns="http://www.w3.org/1998/Math/MathML" display="block">
  <semantics>
    <mrow>
      <mrow>
        <msub>
          <mi>D</mi>
          <mi mathvariant="italic">ic</mi>
        </msub>
        <mo stretchy="false">=</mo>
        <mi mathvariant="normal">Φ</mi>
      </mrow>
      <mrow>
        <mo fence="true" stretchy="false">(</mo>
        <mrow>
          <msub>
            <mi>a</mi>
            <mi>i</mi>
          </msub>
        </mrow>
        <mo fence="true" stretchy="false">)</mo>
      </mrow>
      <mi mathvariant="normal">Φ</mi>
      <mrow>
        <mrow>
          <mo fence="true" stretchy="false">(</mo>
          <mrow>
            <msub>
              <mi>a</mi>
              <mi>i</mi>
            </msub>
          </mrow>
          <mo fence="true" stretchy="false">)</mo>
        </mrow>
        <mo stretchy="false">−</mo>
        <mfrac>
          <mrow>
            <mn>2</mn>
            <mrow>
              <munder>
                <mo stretchy="false">∑</mo>
                <mrow>
                  <msub>
                    <mi>a</mi>
                    <mi>j</mi>
                  </msub>
                  <mo stretchy="false">∈</mo>
                  <msub>
                    <mi mathvariant="normal">Π</mi>
                    <mi>c</mi>
                  </msub>
                </mrow>
              </munder>
              <mi mathvariant="normal">Φ</mi>
            </mrow>
            <mrow>
              <mo fence="true" stretchy="false">(</mo>
              <mrow>
                <msub>
                  <mi>a</mi>
                  <mi>i</mi>
                </msub>
              </mrow>
              <mo fence="true" stretchy="false">)</mo>
            </mrow>
            <mi mathvariant="normal">Φ</mi>
            <mrow>
              <mo fence="true" stretchy="false">(</mo>
              <mrow>
                <msub>
                  <mi>a</mi>
                  <mi>j</mi>
                </msub>
              </mrow>
              <mo fence="true" stretchy="false">)</mo>
            </mrow>
          </mrow>
          <mrow>
            <mo fence="true" stretchy="false">|</mo>
            <mrow>
              <msub>
                <mi mathvariant="normal">Π</mi>
                <mi>c</mi>
              </msub>
            </mrow>
            <mo fence="true" stretchy="false">|</mo>
          </mrow>
        </mfrac>
        <mo stretchy="false">+</mo>
        <mfrac>
          <mrow>
            <mrow>
              <munder>
                <mo stretchy="false">∑</mo>
                <mrow>
                  <msub>
                    <mi>a</mi>
                    <mi>j</mi>
                  </msub>
                  <mi>,</mi>
                  <mrow>
                    <msub>
                      <mi>a</mi>
                      <mi>l</mi>
                    </msub>
                    <mo stretchy="false">∈</mo>
                    <msub>
                      <mi mathvariant="normal">Π</mi>
                      <mi>c</mi>
                    </msub>
                  </mrow>
                </mrow>
              </munder>
              <mi mathvariant="normal">Φ</mi>
            </mrow>
            <mrow>
              <mo fence="true" stretchy="false">(</mo>
              <mrow>
                <msub>
                  <mi>a</mi>
                  <mi>j</mi>
                </msub>
              </mrow>
              <mo fence="true" stretchy="false">)</mo>
            </mrow>
            <mi mathvariant="normal">Φ</mi>
            <mrow>
              <mo fence="true" stretchy="false">(</mo>
              <mrow>
                <msub>
                  <mi>a</mi>
                  <mi>l</mi>
                </msub>
              </mrow>
              <mo fence="true" stretchy="false">)</mo>
            </mrow>
          </mrow>
          <msup>
            <mrow>
              <mo fence="true" stretchy="false">|</mo>
              <mrow>
                <msub>
                  <mi mathvariant="normal">Π</mi>
                  <mi>c</mi>
                </msub>
              </mrow>
              <mo fence="true" stretchy="false">|</mo>
            </mrow>
            <mn>2</mn>
          </msup>
        </mfrac>
      </mrow>
    </mrow>
    <annotation encoding="StarMath 5.0">D_ic =  %PHI(a_i)%PHI(a_i) - {2 sum from{a_j in %PI _c } %PHI(a_i)%PHI(a_j) } over {lline %PI _c rline} + {sum from{a_j, a_l in %PI _c}  %PHI(a_j)%PHI(a_l)} over {lline %PI _c rline^2  }</annotation>
  </semantics>
</math>
</file>

<file path=Object 11/content.xml><?xml version="1.0" encoding="utf-8"?>
<math xmlns="http://www.w3.org/1998/Math/MathML" display="block">
  <semantics>
    <msup>
      <mi>i</mi>
      <mi mathvariant="italic">th</mi>
    </msup>
    <annotation encoding="StarMath 5.0">i^th</annotation>
  </semantics>
</math>
</file>

<file path=Object 12/content.xml><?xml version="1.0" encoding="utf-8"?>
<math xmlns="http://www.w3.org/1998/Math/MathML" display="block">
  <semantics>
    <msup>
      <mi>c</mi>
      <mi mathvariant="italic">th</mi>
    </msup>
    <annotation encoding="StarMath 5.0">c^th</annotation>
  </semantics>
</math>
</file>

<file path=Object 13/content.xml><?xml version="1.0" encoding="utf-8"?>
<math xmlns="http://www.w3.org/1998/Math/MathML" display="block">
  <semantics>
    <mrow>
      <mi mathvariant="normal">Φ</mi>
      <mrow>
        <mo fence="true" stretchy="false">(</mo>
        <mrow>
          <msub>
            <mi>a</mi>
            <mi>i</mi>
          </msub>
        </mrow>
        <mo fence="true" stretchy="false">)</mo>
      </mrow>
    </mrow>
    <annotation encoding="StarMath 5.0"> %PHI(a_i)</annotation>
  </semantics>
</math>
</file>

<file path=Object 14/content.xml><?xml version="1.0" encoding="utf-8"?>
<math xmlns="http://www.w3.org/1998/Math/MathML" display="block">
  <semantics>
    <msup>
      <mi>i</mi>
      <mi mathvariant="italic">th</mi>
    </msup>
    <annotation encoding="StarMath 5.0">i^th</annotation>
  </semantics>
</math>
</file>

<file path=Object 15/content.xml><?xml version="1.0" encoding="utf-8"?>
<math xmlns="http://www.w3.org/1998/Math/MathML" display="block">
  <semantics>
    <msub>
      <mi mathvariant="normal">Π</mi>
      <mi>c</mi>
    </msub>
    <annotation encoding="StarMath 5.0">%PI _c</annotation>
  </semantics>
</math>
</file>

<file path=Object 16/content.xml><?xml version="1.0" encoding="utf-8"?>
<math xmlns="http://www.w3.org/1998/Math/MathML" display="block">
  <semantics>
    <msup>
      <mi>c</mi>
      <mi mathvariant="italic">th</mi>
    </msup>
    <annotation encoding="StarMath 5.0">c^th</annotation>
  </semantics>
</math>
</file>

<file path=Object 17/content.xml><?xml version="1.0" encoding="utf-8"?>
<math xmlns="http://www.w3.org/1998/Math/MathML" display="block">
  <semantics>
    <msub>
      <mi>m</mi>
      <mi>c</mi>
    </msub>
    <annotation encoding="StarMath 5.0">m_c</annotation>
  </semantics>
</math>
</file>

<file path=Object 18/content.xml><?xml version="1.0" encoding="utf-8"?>
<math xmlns="http://www.w3.org/1998/Math/MathML" display="block">
  <semantics>
    <msup>
      <mi>c</mi>
      <mi mathvariant="italic">th</mi>
    </msup>
    <annotation encoding="StarMath 5.0">c^th</annotation>
  </semantics>
</math>
</file>

<file path=Object 19/content.xml><?xml version="1.0" encoding="utf-8"?>
<math xmlns="http://www.w3.org/1998/Math/MathML" display="block">
  <semantics>
    <mrow>
      <mi mathvariant="normal">Φ</mi>
      <mrow>
        <mo fence="true" stretchy="false">(</mo>
        <mrow>
          <msub>
            <mi>a</mi>
            <mi>i</mi>
          </msub>
        </mrow>
        <mo fence="true" stretchy="false">)</mo>
      </mrow>
      <mi mathvariant="normal">Φ</mi>
      <mrow>
        <mo fence="true" stretchy="false">(</mo>
        <mrow>
          <msub>
            <mi>a</mi>
            <mi>j</mi>
          </msub>
        </mrow>
        <mo fence="true" stretchy="false">)</mo>
      </mrow>
    </mrow>
    <annotation encoding="StarMath 5.0"> %PHI(a_i) %PHI(a_j)</annotation>
  </semantics>
</math>
</file>

<file path=Object 2/content.xml><?xml version="1.0" encoding="utf-8"?>
<math xmlns="http://www.w3.org/1998/Math/MathML" display="block">
  <semantics>
    <mi>k</mi>
    <annotation encoding="StarMath 5.0">k</annotation>
  </semantics>
</math>
</file>

<file path=Object 20/content.xml><?xml version="1.0" encoding="utf-8"?>
<math xmlns="http://www.w3.org/1998/Math/MathML" display="block">
  <semantics>
    <msup>
      <mi mathvariant="italic">ij</mi>
      <mi mathvariant="italic">th</mi>
    </msup>
    <annotation encoding="StarMath 5.0">ij^th</annotation>
  </semantics>
</math>
</file>

<file path=Object 3/content.xml><?xml version="1.0" encoding="utf-8"?>
<math xmlns="http://www.w3.org/1998/Math/MathML" display="block">
  <semantics>
    <mi>k</mi>
    <annotation encoding="StarMath 5.0">k</annotation>
  </semantics>
</math>
</file>

<file path=Object 4/content.xml><?xml version="1.0" encoding="utf-8"?>
<math xmlns="http://www.w3.org/1998/Math/MathML" display="block">
  <semantics>
    <mrow>
      <mrow>
        <msub>
          <mi>D</mi>
          <mi mathvariant="italic">ic</mi>
        </msub>
        <mo stretchy="false">=</mo>
        <msup>
          <mrow>
            <mo fence="true" stretchy="false">‖</mo>
            <mrow>
              <mrow>
                <mi mathvariant="normal">Φ</mi>
                <mrow>
                  <mrow>
                    <mo fence="true" stretchy="false">(</mo>
                    <mrow>
                      <msub>
                        <mi>a</mi>
                        <mi>i</mi>
                      </msub>
                    </mrow>
                    <mo fence="true" stretchy="false">)</mo>
                  </mrow>
                  <mo stretchy="false">−</mo>
                  <msub>
                    <mi>m</mi>
                    <mi>c</mi>
                  </msub>
                </mrow>
              </mrow>
            </mrow>
            <mo fence="true" stretchy="false">‖</mo>
          </mrow>
          <mn>2</mn>
        </msup>
      </mrow>
      <mi mathvariant="italic">where</mi>
      <mrow>
        <msub>
          <mi>m</mi>
          <mi>c</mi>
        </msub>
        <mo stretchy="false">=</mo>
        <mfrac>
          <mrow>
            <mrow>
              <munder>
                <mo stretchy="false">∑</mo>
                <mrow>
                  <msub>
                    <mi>a</mi>
                    <mi>i</mi>
                  </msub>
                  <mo stretchy="false">∈</mo>
                  <msub>
                    <mi mathvariant="normal">Π</mi>
                    <mi>c</mi>
                  </msub>
                </mrow>
              </munder>
              <mi mathvariant="normal">Φ</mi>
            </mrow>
            <mrow>
              <mo fence="true" stretchy="false">(</mo>
              <mrow>
                <msub>
                  <mi>a</mi>
                  <mi>i</mi>
                </msub>
              </mrow>
              <mo fence="true" stretchy="false">)</mo>
            </mrow>
          </mrow>
          <mrow>
            <mo fence="true" stretchy="false">|</mo>
            <mrow>
              <msub>
                <mi mathvariant="normal">Π</mi>
                <mi>c</mi>
              </msub>
            </mrow>
            <mo fence="true" stretchy="false">|</mo>
          </mrow>
        </mfrac>
      </mrow>
    </mrow>
    <annotation encoding="StarMath 5.0">D_ic =  ldline %PHI(a_i) - m_c  rdline ^2 where m_c = { sum from{a_i in %PI _c } %PHI(a_i) } over { lline %PI _c rline }</annotation>
  </semantics>
</math>
</file>

<file path=Object 5/content.xml><?xml version="1.0" encoding="utf-8"?>
<math xmlns="http://www.w3.org/1998/Math/MathML" display="block">
  <semantics>
    <msub>
      <mi>D</mi>
      <mi mathvariant="italic">ic</mi>
    </msub>
    <annotation encoding="StarMath 5.0">D_ic</annotation>
  </semantics>
</math>
</file>

<file path=Object 6/content.xml><?xml version="1.0" encoding="utf-8"?>
<math xmlns="http://www.w3.org/1998/Math/MathML" display="block">
  <semantics>
    <mi>i</mi>
    <annotation encoding="StarMath 5.0">i</annotation>
  </semantics>
</math>
</file>

<file path=Object 7/content.xml><?xml version="1.0" encoding="utf-8"?>
<math xmlns="http://www.w3.org/1998/Math/MathML" display="block">
  <semantics>
    <msup>
      <mi>i</mi>
      <mi mathvariant="italic">th</mi>
    </msup>
    <annotation encoding="StarMath 5.0">i^th</annotation>
  </semantics>
</math>
</file>

<file path=Object 8/content.xml><?xml version="1.0" encoding="utf-8"?>
<math xmlns="http://www.w3.org/1998/Math/MathML" display="block">
  <semantics>
    <mi>c</mi>
    <annotation encoding="StarMath 5.0">c</annotation>
  </semantics>
</math>
</file>

<file path=Object 9/content.xml><?xml version="1.0" encoding="utf-8"?>
<math xmlns="http://www.w3.org/1998/Math/MathML" display="block">
  <semantics>
    <msup>
      <mi>c</mi>
      <mi mathvariant="italic">th</mi>
    </msup>
    <annotation encoding="StarMath 5.0">c^th</annotation>
  </semantics>
</math>
</file>